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cf330"/>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1d0f5b" style:font-size-asian="14pt" style:font-weight-asian="bold" style:font-size-complex="14pt" style:font-weight-complex="bold"/>
    </style:style>
    <style:style style:name="P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 style:family="paragraph" style:parent-style-name="Standard">
      <style:text-properties officeooo:rsid="00209691" officeooo:paragraph-rsid="0024ee25"/>
    </style:style>
    <style:style style:name="P9" style:family="paragraph" style:parent-style-name="Standard">
      <style:text-properties officeooo:paragraph-rsid="001ec327"/>
    </style:style>
    <style:style style:name="P10" style:family="paragraph" style:parent-style-name="Standard">
      <style:text-properties officeooo:rsid="001ec327"/>
    </style:style>
    <style:style style:name="P11" style:family="paragraph" style:parent-style-name="Standard">
      <style:text-properties officeooo:rsid="002a7a4a" officeooo:paragraph-rsid="002a7a4a"/>
    </style:style>
    <style:style style:name="P12" style:family="paragraph" style:parent-style-name="Standard">
      <style:text-properties officeooo:paragraph-rsid="0026816c"/>
    </style:style>
    <style:style style:name="P13" style:family="paragraph" style:parent-style-name="Standard">
      <style:text-properties officeooo:rsid="002f3b86" officeooo:paragraph-rsid="002f3b86"/>
    </style:style>
    <style:style style:name="P14" style:family="paragraph" style:parent-style-name="Standard">
      <style:text-properties officeooo:rsid="002671fd" officeooo:paragraph-rsid="0024ee25"/>
    </style:style>
    <style:style style:name="P15" style:family="paragraph" style:parent-style-name="Standard">
      <style:text-properties officeooo:rsid="003780d6" officeooo:paragraph-rsid="003780d6"/>
    </style:style>
    <style:style style:name="P16" style:family="paragraph" style:parent-style-name="Standard">
      <style:text-properties officeooo:rsid="0056e4a1" officeooo:paragraph-rsid="0056e4a1"/>
    </style:style>
    <style:style style:name="P17" style:family="paragraph" style:parent-style-name="Standard">
      <style:text-properties officeooo:paragraph-rsid="00508788"/>
    </style:style>
    <style:style style:name="P18" style:family="paragraph" style:parent-style-name="Standard">
      <style:text-properties officeooo:rsid="00508788" officeooo:paragraph-rsid="00508788"/>
    </style:style>
    <style:style style:name="P19" style:family="paragraph" style:parent-style-name="Standard">
      <style:paragraph-properties fo:margin-left="1in" fo:margin-right="0in" fo:text-indent="0in" style:auto-text-indent="false"/>
      <style:text-properties officeooo:rsid="00508788" officeooo:paragraph-rsid="00508788"/>
    </style:style>
    <style:style style:name="P20" style:family="paragraph" style:parent-style-name="Standard">
      <style:paragraph-properties fo:margin-left="0in" fo:margin-right="0in" fo:text-indent="0in" style:auto-text-indent="false"/>
      <style:text-properties officeooo:rsid="00508788" officeooo:paragraph-rsid="00508788"/>
    </style:style>
    <style:style style:name="P21" style:family="paragraph" style:parent-style-name="Standard">
      <style:text-properties officeooo:rsid="00508788" officeooo:paragraph-rsid="008242a5"/>
    </style:style>
    <style:style style:name="P22" style:family="paragraph" style:parent-style-name="Standard">
      <style:paragraph-properties fo:margin-left="1in" fo:margin-right="0in" fo:text-indent="0in" style:auto-text-indent="false"/>
      <style:text-properties officeooo:rsid="00508788" officeooo:paragraph-rsid="008242a5"/>
    </style:style>
    <style:style style:name="P23" style:family="paragraph" style:parent-style-name="Standard">
      <style:text-properties officeooo:rsid="00508788" officeooo:paragraph-rsid="007a9602"/>
    </style:style>
    <style:style style:name="P24" style:family="paragraph" style:parent-style-name="Standard">
      <style:text-properties officeooo:rsid="00588cf3" officeooo:paragraph-rsid="00588cf3"/>
    </style:style>
    <style:style style:name="P25" style:family="paragraph" style:parent-style-name="Standard">
      <style:text-properties officeooo:rsid="0059cda1" officeooo:paragraph-rsid="0059cda1"/>
    </style:style>
    <style:style style:name="P26" style:family="paragraph" style:parent-style-name="Standard">
      <style:text-properties officeooo:rsid="00602597" officeooo:paragraph-rsid="00602597"/>
    </style:style>
    <style:style style:name="P27" style:family="paragraph" style:parent-style-name="Standard">
      <style:paragraph-properties fo:margin-left="1in" fo:margin-right="0in" fo:text-indent="0in" style:auto-text-indent="false"/>
      <style:text-properties officeooo:rsid="00602597" officeooo:paragraph-rsid="008242a5"/>
    </style:style>
    <style:style style:name="P28" style:family="paragraph" style:parent-style-name="Standard">
      <style:text-properties officeooo:paragraph-rsid="0074338e"/>
    </style:style>
    <style:style style:name="P29" style:family="paragraph" style:parent-style-name="Standard">
      <style:paragraph-properties fo:margin-left="0.5in" fo:margin-right="0in" fo:text-indent="0in" style:auto-text-indent="false"/>
      <style:text-properties officeooo:paragraph-rsid="0074338e"/>
    </style:style>
    <style:style style:name="P30" style:family="paragraph" style:parent-style-name="Standard">
      <style:paragraph-properties fo:margin-left="1in" fo:margin-right="0in" fo:text-indent="0in" style:auto-text-indent="false"/>
      <style:text-properties officeooo:paragraph-rsid="0074338e"/>
    </style:style>
    <style:style style:name="P31" style:family="paragraph" style:parent-style-name="Standard">
      <style:paragraph-properties fo:margin-left="0in" fo:margin-right="0in" fo:text-indent="0in" style:auto-text-indent="false"/>
      <style:text-properties officeooo:rsid="006fe426" officeooo:paragraph-rsid="006fe426"/>
    </style:style>
    <style:style style:name="P32" style:family="paragraph" style:parent-style-name="Standard">
      <style:paragraph-properties fo:margin-left="1in" fo:margin-right="0in" fo:text-indent="0in" style:auto-text-indent="false"/>
      <style:text-properties officeooo:rsid="006fe426" officeooo:paragraph-rsid="0074338e"/>
    </style:style>
    <style:style style:name="P33" style:family="paragraph" style:parent-style-name="Standard">
      <style:paragraph-properties fo:margin-left="0in" fo:margin-right="0in" fo:text-indent="0in" style:auto-text-indent="false"/>
      <style:text-properties officeooo:rsid="00711f1c" officeooo:paragraph-rsid="00711f1c"/>
    </style:style>
    <style:style style:name="P34" style:family="paragraph" style:parent-style-name="Standard">
      <style:paragraph-properties fo:margin-left="0.5in" fo:margin-right="0in" fo:text-indent="0in" style:auto-text-indent="false"/>
      <style:text-properties officeooo:rsid="00711f1c" officeooo:paragraph-rsid="00711f1c"/>
    </style:style>
    <style:style style:name="P35" style:family="paragraph" style:parent-style-name="Standard">
      <style:paragraph-properties fo:margin-left="0in" fo:margin-right="0in" fo:text-indent="0in" style:auto-text-indent="false"/>
      <style:text-properties officeooo:rsid="0072f864" officeooo:paragraph-rsid="0072f864"/>
    </style:style>
    <style:style style:name="P36" style:family="paragraph" style:parent-style-name="Standard">
      <style:paragraph-properties fo:margin-left="1in" fo:margin-right="0in" fo:text-indent="0in" style:auto-text-indent="false"/>
      <style:text-properties officeooo:rsid="0086812d" officeooo:paragraph-rsid="0086812d"/>
    </style:style>
    <style:style style:name="P37" style:family="paragraph" style:parent-style-name="Standard">
      <style:text-properties officeooo:rsid="0086812d" officeooo:paragraph-rsid="0086812d"/>
    </style:style>
    <style:style style:name="P38" style:family="paragraph" style:parent-style-name="Standard">
      <style:paragraph-properties fo:margin-left="1in" fo:margin-right="0in" fo:text-indent="0in" style:auto-text-indent="false"/>
      <style:text-properties officeooo:rsid="008242a5" officeooo:paragraph-rsid="008242a5"/>
    </style:style>
    <style:style style:name="P39" style:family="paragraph" style:parent-style-name="Standard">
      <style:paragraph-properties fo:margin-left="0in" fo:margin-right="0in" fo:text-indent="0in" style:auto-text-indent="false"/>
      <style:text-properties officeooo:rsid="008242a5" officeooo:paragraph-rsid="00ac049e"/>
    </style:style>
    <style:style style:name="P40" style:family="paragraph" style:parent-style-name="Standard">
      <style:paragraph-properties fo:margin-left="1in" fo:margin-right="0in" fo:text-indent="0in" style:auto-text-indent="false"/>
      <style:text-properties officeooo:rsid="008242a5" officeooo:paragraph-rsid="00ac049e"/>
    </style:style>
    <style:style style:name="P41" style:family="paragraph" style:parent-style-name="Standard">
      <style:paragraph-properties fo:margin-left="1in" fo:margin-right="0in" fo:text-indent="0in" style:auto-text-indent="false"/>
      <style:text-properties officeooo:rsid="008242a5" officeooo:paragraph-rsid="007a9602"/>
    </style:style>
    <style:style style:name="P42" style:family="paragraph" style:parent-style-name="Standard">
      <style:text-properties style:use-window-font-color="true" loext:opacity="0%" style:font-name="Times New Roman1" fo:font-size="12pt" fo:language="en" fo:country="US" officeooo:rsid="0059cda1" officeooo:paragraph-rsid="0059cda1" style:font-name-asian="Times New Roman1" style:font-size-asian="12pt" style:font-name-complex="Times New Roman1" style:font-size-complex="12pt" style:language-complex="ar" style:country-complex="SA"/>
    </style:style>
    <style:style style:name="P43" style:family="paragraph" style:parent-style-name="Standard">
      <style:text-properties style:use-window-font-color="true" loext:opacity="0%" style:font-name="Times New Roman1" fo:font-size="12pt" fo:language="en" fo:country="US" officeooo:rsid="009b3bdb" officeooo:paragraph-rsid="009b3bdb" style:font-name-asian="Times New Roman1" style:font-size-asian="12pt" style:font-name-complex="Times New Roman1" style:font-size-complex="12pt" style:language-complex="ar" style:country-complex="SA"/>
    </style:style>
    <style:style style:name="P44" style:family="paragraph" style:parent-style-name="Standard">
      <style:paragraph-properties fo:margin-left="1in" fo:margin-right="0in" fo:text-indent="0in" style:auto-text-indent="false"/>
      <style:text-properties style:use-window-font-color="true" loext:opacity="0%" style:font-name="Times New Roman1" fo:font-size="12pt" fo:language="en" fo:country="US" officeooo:rsid="0086812d" officeooo:paragraph-rsid="0086812d" style:font-name-asian="Times New Roman1" style:font-size-asian="12pt" style:font-name-complex="Times New Roman1" style:font-size-complex="12pt" style:language-complex="ar" style:country-complex="SA"/>
    </style:style>
    <style:style style:name="P45" style:family="paragraph" style:parent-style-name="Standard">
      <style:paragraph-properties fo:margin-left="1.5in" fo:margin-right="0in" fo:text-indent="0in" style:auto-text-indent="false"/>
      <style:text-properties style:use-window-font-color="true" loext:opacity="0%" style:font-name="Times New Roman1" fo:font-size="12pt" fo:language="en" fo:country="US" officeooo:rsid="0086812d" officeooo:paragraph-rsid="0086812d" style:font-name-asian="Times New Roman1" style:font-size-asian="12pt" style:font-name-complex="Times New Roman1" style:font-size-complex="12pt" style:language-complex="ar" style:country-complex="SA"/>
    </style:style>
    <style:style style:name="P46"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2d17e" officeooo:paragraph-rsid="00b2d17e" style:font-name-asian="Times New Roman1" style:font-size-asian="12pt" style:font-name-complex="Times New Roman1" style:font-size-complex="12pt" style:language-complex="ar" style:country-complex="SA"/>
    </style:style>
    <style:style style:name="P47"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2d17e" officeooo:paragraph-rsid="00b43b1e" style:font-name-asian="Times New Roman1" style:font-size-asian="12pt" style:font-name-complex="Times New Roman1" style:font-size-complex="12pt" style:language-complex="ar" style:country-complex="SA"/>
    </style:style>
    <style:style style:name="P48" style:family="paragraph" style:parent-style-name="Standard">
      <style:paragraph-properties fo:margin-left="0in" fo:margin-right="0in" fo:text-indent="0in" style:auto-text-indent="false"/>
      <style:text-properties style:use-window-font-color="true" loext:opacity="0%" style:font-name="Times New Roman1" fo:font-size="12pt" fo:language="en" fo:country="US" officeooo:rsid="00b49e12" officeooo:paragraph-rsid="00b49e12" style:font-name-asian="Times New Roman1" style:font-size-asian="12pt" style:font-name-complex="Times New Roman1" style:font-size-complex="12pt" style:language-complex="ar" style:country-complex="SA"/>
    </style:style>
    <style:style style:name="P49"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49e12" officeooo:paragraph-rsid="00b49e12" style:font-name-asian="Times New Roman1" style:font-size-asian="12pt" style:font-name-complex="Times New Roman1" style:font-size-complex="12pt" style:language-complex="ar" style:country-complex="SA"/>
    </style:style>
    <style:style style:name="P50"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4bc3a" officeooo:paragraph-rsid="00b4bc3a" style:font-name-asian="Times New Roman1" style:font-size-asian="12pt" style:font-name-complex="Times New Roman1" style:font-size-complex="12pt" style:language-complex="ar" style:country-complex="SA"/>
    </style:style>
    <style:style style:name="P51"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81abc" officeooo:paragraph-rsid="00b81abc" style:font-name-asian="Times New Roman1" style:font-size-asian="12pt" style:font-name-complex="Times New Roman1" style:font-size-complex="12pt" style:language-complex="ar" style:country-complex="SA"/>
    </style:style>
    <style:style style:name="P52"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fo:font-style="italic" officeooo:rsid="00ac049e" officeooo:paragraph-rsid="00ac049e" style:font-name-asian="Times New Roman1" style:font-size-asian="12pt" style:font-style-asian="italic" style:font-name-complex="Times New Roman1" style:font-size-complex="12pt" style:language-complex="ar" style:country-complex="SA" style:font-style-complex="italic"/>
    </style:style>
    <style:style style:name="P53" style:family="paragraph" style:parent-style-name="Standard">
      <style:paragraph-properties fo:margin-left="1in" fo:margin-right="0in" fo:text-indent="0in" style:auto-text-indent="false"/>
      <style:text-properties style:use-window-font-color="true" loext:opacity="0%" style:font-name="Times New Roman1" fo:font-size="12pt" fo:language="en" fo:country="US" fo:font-style="normal" officeooo:rsid="00adeea3" officeooo:paragraph-rsid="00adeea3" style:font-name-asian="Times New Roman1" style:font-size-asian="12pt" style:font-style-asian="normal" style:font-name-complex="Times New Roman1" style:font-size-complex="12pt" style:language-complex="ar" style:country-complex="SA" style:font-style-complex="normal"/>
    </style:style>
    <style:style style:name="P54" style:family="paragraph" style:parent-style-name="Standard">
      <style:paragraph-properties fo:margin-left="1in" fo:margin-right="0in" fo:text-indent="0in" style:auto-text-indent="false"/>
      <style:text-properties style:use-window-font-color="true" loext:opacity="0%" style:font-name="Times New Roman1" fo:font-size="12pt" fo:language="en" fo:country="US" fo:font-style="normal" officeooo:rsid="00b3aaa2" officeooo:paragraph-rsid="008242a5" style:font-name-asian="Times New Roman1" style:font-size-asian="12pt" style:font-style-asian="normal" style:font-name-complex="Times New Roman1" style:font-size-complex="12pt" style:language-complex="ar" style:country-complex="SA" style:font-style-complex="normal"/>
    </style:style>
    <style:style style:name="P55" style:family="paragraph" style:parent-style-name="Standard">
      <style:paragraph-properties fo:margin-left="1in" fo:margin-right="0in" fo:text-indent="0in" style:auto-text-indent="false"/>
      <style:text-properties style:use-window-font-color="true" loext:opacity="0%" style:font-name="Times New Roman1" fo:font-size="12pt" fo:language="en" fo:country="US" fo:font-style="normal" officeooo:rsid="00b3aaa2" officeooo:paragraph-rsid="00b20e9e" style:font-name-asian="Times New Roman1" style:font-size-asian="12pt" style:font-style-asian="normal" style:font-name-complex="Times New Roman1" style:font-size-complex="12pt" style:language-complex="ar" style:country-complex="SA" style:font-style-complex="normal"/>
    </style:style>
    <style:style style:name="P56" style:family="paragraph" style:parent-style-name="Standard">
      <style:paragraph-properties fo:margin-left="0.5in" fo:margin-right="0in" fo:text-indent="0in" style:auto-text-indent="false"/>
      <style:text-properties officeooo:rsid="00534049" officeooo:paragraph-rsid="00534049"/>
    </style:style>
    <style:style style:name="P57" style:family="paragraph" style:parent-style-name="Standard">
      <style:text-properties officeooo:paragraph-rsid="00a60371"/>
    </style:style>
    <style:style style:name="P58" style:family="paragraph" style:parent-style-name="Standard">
      <style:paragraph-properties fo:margin-left="1in" fo:margin-right="0in" fo:text-indent="0in" style:auto-text-indent="false"/>
      <style:text-properties officeooo:paragraph-rsid="00a60371"/>
    </style:style>
    <style:style style:name="P59" style:family="paragraph" style:parent-style-name="Standard">
      <style:paragraph-properties fo:margin-left="1in" fo:margin-right="0in" fo:text-indent="0in" style:auto-text-indent="false"/>
      <style:text-properties officeooo:rsid="00a60371" officeooo:paragraph-rsid="00a60371"/>
    </style:style>
    <style:style style:name="P60" style:family="paragraph" style:parent-style-name="Standard">
      <style:paragraph-properties fo:margin-left="1in" fo:margin-right="0in" fo:text-indent="0in" style:auto-text-indent="false"/>
      <style:text-properties fo:font-style="italic" officeooo:rsid="0051acfc" officeooo:paragraph-rsid="00711f1c" style:font-style-asian="italic" style:font-style-complex="italic"/>
    </style:style>
    <style:style style:name="P61" style:family="paragraph" style:parent-style-name="Standard">
      <style:paragraph-properties fo:margin-left="1in" fo:margin-right="0in" fo:text-indent="0in" style:auto-text-indent="false"/>
      <style:text-properties fo:font-style="italic" officeooo:rsid="00659a2f" officeooo:paragraph-rsid="00659a2f" style:font-style-asian="italic" style:font-style-complex="italic"/>
    </style:style>
    <style:style style:name="P62" style:family="paragraph" style:parent-style-name="Standard">
      <style:paragraph-properties fo:margin-left="1in" fo:margin-right="0in" fo:text-indent="0in" style:auto-text-indent="false"/>
      <style:text-properties fo:font-style="italic" officeooo:paragraph-rsid="00a60371" style:font-style-asian="italic" style:font-style-complex="italic"/>
    </style:style>
    <style:style style:name="P63" style:family="paragraph" style:parent-style-name="Standard">
      <style:paragraph-properties fo:margin-left="1in" fo:margin-right="0in" fo:text-indent="0in" style:auto-text-indent="false"/>
      <style:text-properties officeooo:rsid="0087354a" officeooo:paragraph-rsid="0087354a"/>
    </style:style>
    <style:style style:name="P64" style:family="paragraph" style:parent-style-name="Standard">
      <style:paragraph-properties fo:margin-left="1in" fo:margin-right="0in" fo:text-indent="0in" style:auto-text-indent="false"/>
      <style:text-properties officeooo:rsid="008c3d02" officeooo:paragraph-rsid="008c3d02"/>
    </style:style>
    <style:style style:name="P65" style:family="paragraph" style:parent-style-name="Standard">
      <style:paragraph-properties fo:margin-left="0in" fo:margin-right="0in" fo:text-indent="0in" style:auto-text-indent="false"/>
      <style:text-properties officeooo:rsid="007e685d" officeooo:paragraph-rsid="007e685d"/>
    </style:style>
    <style:style style:name="P66" style:family="paragraph" style:parent-style-name="Standard">
      <style:paragraph-properties fo:margin-left="0.5in" fo:margin-right="0in" fo:text-indent="0in" style:auto-text-indent="false"/>
      <style:text-properties officeooo:rsid="007e685d" officeooo:paragraph-rsid="007e685d"/>
    </style:style>
    <style:style style:name="P67" style:family="paragraph" style:parent-style-name="Standard">
      <style:paragraph-properties fo:margin-left="0.5in" fo:margin-right="0in" fo:text-indent="0in" style:auto-text-indent="false"/>
      <style:text-properties officeooo:rsid="007e685d" officeooo:paragraph-rsid="008105e5"/>
    </style:style>
    <style:style style:name="P68" style:family="paragraph" style:parent-style-name="Standard">
      <style:paragraph-properties fo:margin-left="0.5in" fo:margin-right="0in" fo:text-indent="0in" style:auto-text-indent="false"/>
      <style:text-properties officeooo:rsid="007e685d" officeooo:paragraph-rsid="00a259cd"/>
    </style:style>
    <style:style style:name="P69" style:family="paragraph" style:parent-style-name="Standard">
      <style:paragraph-properties fo:margin-left="0.5in" fo:margin-right="0in" fo:text-indent="0in" style:auto-text-indent="false"/>
      <style:text-properties officeooo:rsid="007e685d" officeooo:paragraph-rsid="007ed864"/>
    </style:style>
    <style:style style:name="P70" style:family="paragraph" style:parent-style-name="Standard">
      <style:paragraph-properties fo:margin-left="0in" fo:margin-right="0in" fo:text-indent="0in" style:auto-text-indent="false"/>
      <style:text-properties officeooo:rsid="0051acfc" officeooo:paragraph-rsid="0051acfc"/>
    </style:style>
    <style:style style:name="P71" style:family="paragraph" style:parent-style-name="Standard">
      <style:paragraph-properties fo:margin-left="0in" fo:margin-right="0in" fo:text-indent="0in" style:auto-text-indent="false"/>
      <style:text-properties officeooo:rsid="0051acfc" officeooo:paragraph-rsid="00711f1c"/>
    </style:style>
    <style:style style:name="P72" style:family="paragraph" style:parent-style-name="Standard">
      <style:paragraph-properties fo:margin-left="0in" fo:margin-right="0in" fo:text-indent="0in" style:auto-text-indent="false"/>
      <style:text-properties officeooo:rsid="005d6ca5" officeooo:paragraph-rsid="008242a5"/>
    </style:style>
    <style:style style:name="P73" style:family="paragraph" style:parent-style-name="Standard">
      <style:paragraph-properties fo:margin-left="0in" fo:margin-right="0in" fo:text-indent="0in" style:auto-text-indent="false"/>
      <style:text-properties officeooo:rsid="005d6ca5" officeooo:paragraph-rsid="00736a41"/>
    </style:style>
    <style:style style:name="P74" style:family="paragraph" style:parent-style-name="Standard">
      <style:paragraph-properties fo:margin-left="1in" fo:margin-right="0in" fo:text-indent="0in" style:auto-text-indent="false"/>
      <style:text-properties officeooo:rsid="00a72ac7" officeooo:paragraph-rsid="00a72ac7"/>
    </style:style>
    <style:style style:name="P75" style:family="paragraph" style:parent-style-name="Contents_20_1">
      <style:paragraph-properties>
        <style:tab-stops>
          <style:tab-stop style:position="6.9252in" style:type="right" style:leader-style="dotted" style:leader-text="."/>
        </style:tab-stops>
      </style:paragraph-properties>
    </style:style>
    <style:style style:name="P76" style:family="paragraph" style:parent-style-name="Contents_20_2">
      <style:paragraph-properties>
        <style:tab-stops>
          <style:tab-stop style:position="6.9252in" style:type="right" style:leader-style="dotted" style:leader-text="."/>
        </style:tab-stops>
      </style:paragraph-properties>
    </style:style>
    <style:style style:name="P77" style:family="paragraph" style:parent-style-name="Contents_20_3">
      <style:paragraph-properties>
        <style:tab-stops>
          <style:tab-stop style:position="6.9252in" style:type="right" style:leader-style="dotted" style:leader-text="."/>
        </style:tab-stops>
      </style:paragraph-properties>
    </style:style>
    <style:style style:name="P78" style:family="paragraph" style:parent-style-name="Contents_20_4">
      <style:paragraph-properties>
        <style:tab-stops>
          <style:tab-stop style:position="6.9252in" style:type="right" style:leader-style="dotted" style:leader-text="."/>
        </style:tab-stops>
      </style:paragraph-properties>
    </style:style>
    <style:style style:name="P79" style:family="paragraph" style:parent-style-name="Standard">
      <style:paragraph-properties fo:margin-left="1in" fo:margin-right="0in" fo:text-indent="0in" style:auto-text-indent="false"/>
      <style:text-properties officeooo:rsid="00aa4728" officeooo:paragraph-rsid="00aa4728"/>
    </style:style>
    <style:style style:name="P80" style:family="paragraph" style:parent-style-name="Standard">
      <style:paragraph-properties fo:margin-left="1.5in" fo:margin-right="0in" fo:text-indent="0in" style:auto-text-indent="false"/>
      <style:text-properties officeooo:paragraph-rsid="00aa4728"/>
    </style:style>
    <style:style style:name="P81" style:family="paragraph" style:parent-style-name="Standard">
      <style:paragraph-properties fo:margin-left="1in" fo:margin-right="0in" fo:text-indent="0in" style:auto-text-indent="false"/>
      <style:text-properties fo:font-style="normal" officeooo:rsid="00b3aaa2" officeooo:paragraph-rsid="00b3aaa2" style:font-style-asian="normal" style:font-style-complex="normal"/>
    </style:style>
    <style:style style:name="P82" style:family="paragraph" style:parent-style-name="Standard">
      <style:paragraph-properties fo:margin-left="1in" fo:margin-right="0in" fo:text-indent="0in" style:auto-text-indent="false"/>
      <style:text-properties fo:font-style="normal" officeooo:rsid="00b2d17e" officeooo:paragraph-rsid="00b2d17e" style:font-style-asian="normal" style:font-style-complex="normal"/>
    </style:style>
    <style:style style:name="P83" style:family="paragraph" style:parent-style-name="Standard">
      <style:paragraph-properties fo:margin-left="1in" fo:margin-right="0in" fo:text-indent="0in" style:auto-text-indent="false"/>
      <style:text-properties fo:font-style="normal" officeooo:rsid="00b3cf9a" officeooo:paragraph-rsid="00b3cf9a" style:font-style-asian="normal" style:font-style-complex="normal"/>
    </style:style>
    <style:style style:name="P84" style:family="paragraph" style:parent-style-name="Standard">
      <style:paragraph-properties fo:margin-left="1in" fo:margin-right="0in" fo:text-indent="0in" style:auto-text-indent="false"/>
      <style:text-properties fo:font-style="normal" officeooo:rsid="00b53694" officeooo:paragraph-rsid="00b53694" style:font-style-asian="normal" style:font-style-complex="normal"/>
    </style:style>
    <style:style style:name="P85" style:family="paragraph" style:parent-style-name="Standard">
      <style:paragraph-properties fo:margin-left="1in" fo:margin-right="0in" fo:text-indent="0in" style:auto-text-indent="false"/>
      <style:text-properties fo:font-style="normal" officeooo:rsid="0079e4bb" officeooo:paragraph-rsid="0079e4bb" style:font-style-asian="normal" style:font-style-complex="normal"/>
    </style:style>
    <style:style style:name="P86" style:family="paragraph" style:parent-style-name="Standard">
      <style:paragraph-properties fo:margin-left="1in" fo:margin-right="0in" fo:text-indent="0in" style:auto-text-indent="false"/>
      <style:text-properties fo:font-style="normal" officeooo:rsid="00aa6727" officeooo:paragraph-rsid="00aa6727" style:font-style-asian="normal" style:font-style-complex="normal"/>
    </style:style>
    <style:style style:name="P87" style:family="paragraph" style:parent-style-name="Standard">
      <style:paragraph-properties fo:margin-left="1in" fo:margin-right="0in" fo:text-indent="0in" style:auto-text-indent="false"/>
      <style:text-properties officeooo:rsid="00aa6727" officeooo:paragraph-rsid="00aa6727"/>
    </style:style>
    <style:style style:name="P88" style:family="paragraph" style:parent-style-name="Standard">
      <style:paragraph-properties fo:margin-left="0in" fo:margin-right="0in" fo:text-indent="0in" style:auto-text-indent="false"/>
      <style:text-properties officeooo:rsid="00736a41" officeooo:paragraph-rsid="009b3bdb"/>
    </style:style>
    <style:style style:name="P89" style:family="paragraph" style:parent-style-name="Standard">
      <style:paragraph-properties fo:margin-left="0in" fo:margin-right="0in" fo:text-indent="0in" style:auto-text-indent="false"/>
      <style:text-properties officeooo:rsid="00736a41" officeooo:paragraph-rsid="00736a41"/>
    </style:style>
    <style:style style:name="P90" style:family="paragraph" style:parent-style-name="Standard">
      <style:paragraph-properties fo:margin-left="0in" fo:margin-right="0in" fo:text-indent="0in" style:auto-text-indent="false"/>
      <style:text-properties officeooo:rsid="0063f858" officeooo:paragraph-rsid="00adeea3"/>
    </style:style>
    <style:style style:name="P91" style:family="paragraph" style:parent-style-name="Standard">
      <style:paragraph-properties fo:margin-left="1in" fo:margin-right="0in" fo:text-indent="0in" style:auto-text-indent="false"/>
      <style:text-properties officeooo:rsid="0063f858" officeooo:paragraph-rsid="00adeea3"/>
    </style:style>
    <style:style style:name="P92" style:family="paragraph" style:parent-style-name="Standard">
      <style:paragraph-properties fo:margin-left="1in" fo:margin-right="0in" fo:text-indent="0in" style:auto-text-indent="false"/>
      <style:text-properties officeooo:paragraph-rsid="00736a41"/>
    </style:style>
    <style:style style:name="P93" style:family="paragraph" style:parent-style-name="Standard">
      <style:paragraph-properties fo:margin-left="1in" fo:margin-right="0in" fo:text-indent="0in" style:auto-text-indent="false"/>
      <style:text-properties officeooo:rsid="00b2d17e" officeooo:paragraph-rsid="00b2d17e"/>
    </style:style>
    <style:style style:name="P94" style:family="paragraph" style:parent-style-name="Standard">
      <style:paragraph-properties fo:margin-left="0.5in" fo:margin-right="0in" fo:text-indent="0in" style:auto-text-indent="false"/>
      <style:text-properties officeooo:rsid="00b2d17e" officeooo:paragraph-rsid="00b43b1e"/>
    </style:style>
    <style:style style:name="P95" style:family="paragraph" style:parent-style-name="Standard">
      <style:paragraph-properties fo:margin-left="0in" fo:margin-right="0in" fo:text-indent="0in" style:auto-text-indent="false"/>
      <style:text-properties officeooo:rsid="0093403b" officeooo:paragraph-rsid="0093403b"/>
    </style:style>
    <style:style style:name="P96" style:family="paragraph" style:parent-style-name="Standard">
      <style:paragraph-properties fo:margin-left="0.5in" fo:margin-right="0in" fo:text-indent="0in" style:auto-text-indent="false"/>
      <style:text-properties officeooo:rsid="00b49e12" officeooo:paragraph-rsid="00b49e12"/>
    </style:style>
    <style:style style:name="P97" style:family="paragraph" style:parent-style-name="Standard">
      <style:paragraph-properties fo:margin-left="0.5in" fo:margin-right="0in" fo:text-indent="0in" style:auto-text-indent="false"/>
      <style:text-properties officeooo:rsid="00b4bc3a" officeooo:paragraph-rsid="00b4bc3a"/>
    </style:style>
    <style:style style:name="P98" style:family="paragraph" style:parent-style-name="Standard">
      <style:paragraph-properties fo:margin-left="0.5in" fo:margin-right="0in" fo:text-indent="0in" style:auto-text-indent="false"/>
      <style:text-properties officeooo:rsid="00b81abc" officeooo:paragraph-rsid="00b81abc"/>
    </style:style>
    <style:style style:name="P99" style:family="paragraph" style:parent-style-name="Standard">
      <style:paragraph-properties fo:margin-left="0.5in" fo:margin-right="0in" fo:text-indent="0in" style:auto-text-indent="false"/>
      <style:text-properties officeooo:rsid="005d0b58" officeooo:paragraph-rsid="00534049"/>
    </style:style>
    <style:style style:name="P100" style:family="paragraph" style:parent-style-name="Standard">
      <style:paragraph-properties fo:margin-left="0in" fo:margin-right="0in" fo:text-indent="0in" style:auto-text-indent="false"/>
      <style:text-properties officeooo:paragraph-rsid="009f861e"/>
    </style:style>
    <style:style style:name="P101" style:family="paragraph" style:parent-style-name="Standard">
      <style:text-properties officeooo:rsid="007631d0" officeooo:paragraph-rsid="007631d0"/>
    </style:style>
    <style:style style:name="P102" style:family="paragraph" style:parent-style-name="Standard">
      <style:text-properties officeooo:paragraph-rsid="0032b9d3"/>
    </style:style>
    <style:style style:name="P103" style:family="paragraph" style:parent-style-name="Standard">
      <style:paragraph-properties fo:break-before="page"/>
      <style:text-properties officeooo:paragraph-rsid="0032b9d3"/>
    </style:style>
    <style:style style:name="P104" style:family="paragraph" style:parent-style-name="Standard">
      <style:paragraph-properties fo:margin-left="0in" fo:margin-right="0in" fo:text-indent="0in" style:auto-text-indent="false"/>
      <style:text-properties officeooo:rsid="00c2cb4c" officeooo:paragraph-rsid="00c2cb4c"/>
    </style:style>
    <style:style style:name="P105" style:family="paragraph" style:parent-style-name="Heading_20_1" style:master-page-name="First_20_Page">
      <style:paragraph-properties style:page-number="auto"/>
    </style:style>
    <style:style style:name="P106" style:family="paragraph" style:parent-style-name="Heading_20_3">
      <style:text-properties officeooo:rsid="0086812d" officeooo:paragraph-rsid="0086812d"/>
    </style:style>
    <style:style style:name="P107" style:family="paragraph" style:parent-style-name="Heading_20_3">
      <style:text-properties officeooo:rsid="0056e4a1" officeooo:paragraph-rsid="0056e4a1"/>
    </style:style>
    <style:style style:name="P108" style:family="paragraph" style:parent-style-name="Standard">
      <style:text-properties officeooo:rsid="00224c22" officeooo:paragraph-rsid="00224c22"/>
    </style:style>
    <style:style style:name="P109" style:family="paragraph" style:parent-style-name="Standard" style:list-style-name="L1"/>
    <style:style style:name="P110" style:family="paragraph" style:parent-style-name="Standard" style:list-style-name="L1">
      <style:text-properties officeooo:paragraph-rsid="004edcc4"/>
    </style:style>
    <style:style style:name="P111" style:family="paragraph" style:parent-style-name="Standard" style:list-style-name="L1">
      <style:text-properties officeooo:rsid="00359f06" officeooo:paragraph-rsid="00359f06"/>
    </style:style>
    <style:style style:name="P112" style:family="paragraph" style:parent-style-name="Standard" style:list-style-name="L1">
      <style:text-properties officeooo:rsid="003ea9f5" officeooo:paragraph-rsid="0045a702"/>
    </style:style>
    <style:style style:name="P113" style:family="paragraph" style:parent-style-name="Standard" style:list-style-name="L1">
      <style:text-properties officeooo:rsid="003ea9f5" officeooo:paragraph-rsid="009b3bdb"/>
    </style:style>
    <style:style style:name="P114" style:family="paragraph" style:parent-style-name="Standard" style:list-style-name="L1">
      <style:text-properties officeooo:rsid="003780d6" officeooo:paragraph-rsid="003780d6"/>
    </style:style>
    <style:style style:name="P115" style:family="paragraph" style:parent-style-name="Standard" style:list-style-name="L1">
      <style:text-properties style:use-window-font-color="true" loext:opacity="0%" style:font-name="Times New Roman1" fo:font-size="12pt" fo:language="en" fo:country="US" officeooo:rsid="003780d6" officeooo:paragraph-rsid="003780d6" style:font-name-asian="Times New Roman1" style:font-size-asian="12pt" style:font-name-complex="Times New Roman1" style:font-size-complex="12pt" style:language-complex="ar" style:country-complex="SA"/>
    </style:style>
    <style:style style:name="P116" style:family="paragraph" style:parent-style-name="Standard" style:list-style-name="L2">
      <style:text-properties style:use-window-font-color="true" loext:opacity="0%" style:font-name="Times New Roman1" fo:font-size="12pt" fo:language="en" fo:country="US" officeooo:rsid="0047cbae" officeooo:paragraph-rsid="0047cbae" style:font-name-asian="Times New Roman1" style:font-size-asian="12pt" style:font-name-complex="Times New Roman1" style:font-size-complex="12pt" style:language-complex="ar" style:country-complex="SA"/>
    </style:style>
    <style:style style:name="P117" style:family="paragraph" style:parent-style-name="Standard" style:list-style-name="L2">
      <style:text-properties style:use-window-font-color="true" loext:opacity="0%" style:font-name="Times New Roman1" fo:font-size="12pt" fo:language="en" fo:country="US" officeooo:rsid="00241995" officeooo:paragraph-rsid="00241995" style:font-name-asian="Times New Roman1" style:font-size-asian="12pt" style:font-name-complex="Times New Roman1" style:font-size-complex="12pt" style:language-complex="ar" style:country-complex="SA"/>
    </style:style>
    <style:style style:name="P118" style:family="paragraph" style:parent-style-name="Standard" style:list-style-name="L2"/>
    <style:style style:name="P119" style:family="paragraph" style:parent-style-name="Standard" style:list-style-name="L2">
      <style:text-properties officeooo:paragraph-rsid="006c3fdb"/>
    </style:style>
    <style:style style:name="P120" style:family="paragraph" style:parent-style-name="Standard" style:list-style-name="L2">
      <style:text-properties officeooo:paragraph-rsid="00246880"/>
    </style:style>
    <style:style style:name="P121" style:family="paragraph" style:parent-style-name="Standard" style:list-style-name="L2">
      <style:text-properties officeooo:rsid="00226145" officeooo:paragraph-rsid="00226145"/>
    </style:style>
    <style:style style:name="P122" style:family="paragraph" style:parent-style-name="Standard" style:list-style-name="L2">
      <style:text-properties officeooo:rsid="00241995" officeooo:paragraph-rsid="0047cbae"/>
    </style:style>
    <style:style style:name="P123" style:family="paragraph" style:parent-style-name="Standard" style:list-style-name="L2">
      <style:text-properties officeooo:rsid="003b50e9" officeooo:paragraph-rsid="003b50e9"/>
    </style:style>
    <style:style style:name="P124" style:family="paragraph" style:parent-style-name="Standard" style:list-style-name="L3">
      <style:text-properties officeooo:paragraph-rsid="0093403b"/>
    </style:style>
    <style:style style:name="P125" style:family="paragraph" style:parent-style-name="Standard" style:list-style-name="L4"/>
    <style:style style:name="P126" style:family="paragraph" style:parent-style-name="Standard" style:list-style-name="L4">
      <style:text-properties officeooo:paragraph-rsid="00a60371"/>
    </style:style>
    <style:style style:name="P127" style:family="paragraph" style:parent-style-name="Standard" style:list-style-name="L4">
      <style:text-properties officeooo:paragraph-rsid="00736a41"/>
    </style:style>
    <style:style style:name="P128" style:family="paragraph" style:parent-style-name="Standard" style:list-style-name="L4">
      <style:text-properties officeooo:paragraph-rsid="0074338e"/>
    </style:style>
    <style:style style:name="P129" style:family="paragraph" style:parent-style-name="Standard" style:list-style-name="L4">
      <style:text-properties officeooo:paragraph-rsid="00508788"/>
    </style:style>
    <style:style style:name="P130" style:family="paragraph" style:parent-style-name="Standard">
      <style:paragraph-properties fo:margin-left="1in" fo:margin-right="0in" fo:text-indent="0in" style:auto-text-indent="false"/>
      <style:text-properties officeooo:paragraph-rsid="00aa6727"/>
    </style:style>
    <style:style style:name="P131" style:family="paragraph" style:parent-style-name="Standard" style:list-style-name="L5">
      <style:text-properties officeooo:rsid="00c2cb4c" officeooo:paragraph-rsid="00c2cb4c"/>
    </style:style>
    <style:style style:name="P132" style:family="paragraph" style:parent-style-name="Standard" style:list-style-name="L5">
      <style:text-properties officeooo:rsid="00c2cb4c" officeooo:paragraph-rsid="00c2facf"/>
    </style:style>
    <style:style style:name="P133" style:family="paragraph" style:parent-style-name="Standard">
      <style:paragraph-properties fo:margin-left="1in" fo:margin-right="0in" fo:text-indent="0in" style:auto-text-indent="false"/>
      <style:text-properties officeooo:rsid="00c2facf" officeooo:paragraph-rsid="00c2facf"/>
    </style:style>
    <style:style style:name="P134" style:family="paragraph" style:parent-style-name="Standard" style:list-style-name="L6">
      <style:text-properties officeooo:rsid="00209691" officeooo:paragraph-rsid="0024ee25"/>
    </style:style>
    <style:style style:name="P135" style:family="paragraph" style:parent-style-name="Standard" style:list-style-name="L6">
      <style:text-properties officeooo:rsid="00209691" officeooo:paragraph-rsid="002671fd"/>
    </style:style>
    <style:style style:name="P136" style:family="paragraph" style:parent-style-name="Standard">
      <style:paragraph-properties fo:margin-left="0.5in" fo:margin-right="0in" fo:text-indent="0in" style:auto-text-indent="false"/>
      <style:text-properties officeooo:rsid="005d0b58" officeooo:paragraph-rsid="00534049"/>
    </style:style>
    <style:style style:name="P137" style:family="paragraph" style:parent-style-name="Standard">
      <style:paragraph-properties fo:margin-left="0in" fo:margin-right="0in" fo:text-indent="0in" style:auto-text-indent="false"/>
      <style:text-properties officeooo:rsid="006fe426" officeooo:paragraph-rsid="006fe426"/>
    </style:style>
    <style:style style:name="P138"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1bc89c"/>
    </style:style>
    <style:style style:name="P139" style:family="paragraph">
      <style:paragraph-properties style:writing-mode="lr-tb"/>
      <style:text-properties style:font-name="Times New Roman" fo:font-size="1pt" style:font-name-asian="Times New Roman" style:font-name-complex="Times New Roman"/>
    </style:style>
    <style:style style:name="P140"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style:font-name="Times New Roman"/>
    </style:style>
    <style:style style:name="T2" style:family="text">
      <style:text-properties style:font-name="Times New Roman" officeooo:rsid="00736a41"/>
    </style:style>
    <style:style style:name="T3" style:family="text">
      <style:text-properties officeooo:rsid="00333650"/>
    </style:style>
    <style:style style:name="T4" style:family="text">
      <style:text-properties officeooo:rsid="001db2c4"/>
    </style:style>
    <style:style style:name="T5" style:family="text">
      <style:text-properties fo:font-size="8pt" style:font-size-asian="8pt" style:font-size-complex="8pt"/>
    </style:style>
    <style:style style:name="T6" style:family="text">
      <style:text-properties fo:font-size="8pt" officeooo:rsid="0016888d" style:font-size-asian="8pt" style:font-size-complex="8pt"/>
    </style:style>
    <style:style style:name="T7" style:family="text">
      <style:text-properties fo:font-size="8pt" officeooo:rsid="003a3d16" style:font-size-asian="8pt" style:font-size-complex="8pt"/>
    </style:style>
    <style:style style:name="T8" style:family="text">
      <style:text-properties fo:font-size="8pt" officeooo:rsid="002091d6" style:font-size-asian="8pt" style:font-size-complex="8pt"/>
    </style:style>
    <style:style style:name="T9" style:family="text">
      <style:text-properties fo:font-size="8pt" officeooo:rsid="001db2c4" style:font-size-asian="8pt" style:font-size-complex="8pt"/>
    </style:style>
    <style:style style:name="T10"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ec327"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224c22"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2428fb"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2c3092"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30ddbd"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420961"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43e139"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45a702"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47cbae"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5d6ca5"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209691"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63f858"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en" fo:country="US" officeooo:rsid="00659a2f" style:font-name-asian="Times New Roman1" style:font-size-asian="12pt" style:font-name-complex="Times New Roman1" style:font-size-complex="12pt" style:language-complex="ar" style:country-complex="SA"/>
    </style:style>
    <style:style style:name="T24" style:family="text">
      <style:text-properties style:use-window-font-color="true" loext:opacity="0%" style:font-name="Times New Roman1" fo:font-size="12pt" fo:language="en" fo:country="US" officeooo:rsid="006c3fdb" style:font-name-asian="Times New Roman1" style:font-size-asian="12pt" style:font-name-complex="Times New Roman1" style:font-size-complex="12pt" style:language-complex="ar" style:country-complex="SA"/>
    </style:style>
    <style:style style:name="T25" style:family="text">
      <style:text-properties style:use-window-font-color="true" loext:opacity="0%" style:font-name="Times New Roman1" fo:font-size="12pt" fo:language="en" fo:country="US" officeooo:rsid="00711f1c" style:font-name-asian="Times New Roman1" style:font-size-asian="12pt" style:font-name-complex="Times New Roman1" style:font-size-complex="12pt" style:language-complex="ar" style:country-complex="SA"/>
    </style:style>
    <style:style style:name="T26" style:family="text">
      <style:text-properties style:use-window-font-color="true" loext:opacity="0%" style:font-name="Times New Roman1" fo:font-size="12pt" fo:language="en" fo:country="US" officeooo:rsid="00736a41" style:font-name-asian="Times New Roman1" style:font-size-asian="12pt" style:font-name-complex="Times New Roman1" style:font-size-complex="12pt" style:language-complex="ar" style:country-complex="SA"/>
    </style:style>
    <style:style style:name="T27" style:family="text">
      <style:text-properties style:use-window-font-color="true" loext:opacity="0%" style:font-name="Times New Roman1" fo:font-size="12pt" fo:language="en" fo:country="US" officeooo:rsid="0074338e" style:font-name-asian="Times New Roman1" style:font-size-asian="12pt" style:font-name-complex="Times New Roman1" style:font-size-complex="12pt" style:language-complex="ar" style:country-complex="SA"/>
    </style:style>
    <style:style style:name="T28" style:family="text">
      <style:text-properties style:use-window-font-color="true" loext:opacity="0%" style:font-name="Times New Roman1" fo:font-size="12pt" fo:language="en" fo:country="US" officeooo:rsid="008242a5" style:font-name-asian="Times New Roman1" style:font-size-asian="12pt" style:font-name-complex="Times New Roman1" style:font-size-complex="12pt" style:language-complex="ar" style:country-complex="SA"/>
    </style:style>
    <style:style style:name="T29" style:family="text">
      <style:text-properties style:use-window-font-color="true" loext:opacity="0%" style:font-name="Times New Roman1" fo:font-size="12pt" fo:language="en" fo:country="US" officeooo:rsid="00508788" style:font-name-asian="Times New Roman1" style:font-size-asian="12pt" style:font-name-complex="Times New Roman1" style:font-size-complex="12pt" style:language-complex="ar" style:country-complex="SA"/>
    </style:style>
    <style:style style:name="T30" style:family="text">
      <style:text-properties style:use-window-font-color="true" loext:opacity="0%" style:font-name="Times New Roman1" fo:font-size="12pt" fo:language="en" fo:country="US" officeooo:rsid="0083cbac" style:font-name-asian="Times New Roman1" style:font-size-asian="12pt" style:font-name-complex="Times New Roman1" style:font-size-complex="12pt" style:language-complex="ar" style:country-complex="SA"/>
    </style:style>
    <style:style style:name="T31" style:family="text">
      <style:text-properties style:use-window-font-color="true" loext:opacity="0%" style:font-name="Times New Roman1" fo:font-size="12pt" fo:language="en" fo:country="US" officeooo:rsid="0085134a" style:font-name-asian="Times New Roman1" style:font-size-asian="12pt" style:font-name-complex="Times New Roman1" style:font-size-complex="12pt" style:language-complex="ar" style:country-complex="SA"/>
    </style:style>
    <style:style style:name="T32" style:family="text">
      <style:text-properties style:use-window-font-color="true" loext:opacity="0%" style:font-name="Times New Roman1" fo:font-size="12pt" fo:language="en" fo:country="US" officeooo:rsid="00860951" style:font-name-asian="Times New Roman1" style:font-size-asian="12pt" style:font-name-complex="Times New Roman1" style:font-size-complex="12pt" style:language-complex="ar" style:country-complex="SA"/>
    </style:style>
    <style:style style:name="T33" style:family="text">
      <style:text-properties style:use-window-font-color="true" loext:opacity="0%" style:font-name="Times New Roman1" fo:font-size="12pt" fo:language="en" fo:country="US" officeooo:rsid="0086812d" style:font-name-asian="Times New Roman1" style:font-size-asian="12pt" style:font-name-complex="Times New Roman1" style:font-size-complex="12pt" style:language-complex="ar" style:country-complex="SA"/>
    </style:style>
    <style:style style:name="T34" style:family="text">
      <style:text-properties style:use-window-font-color="true" loext:opacity="0%" style:font-name="Times New Roman1" fo:font-size="12pt" fo:language="en" fo:country="US" officeooo:rsid="0087354a" style:font-name-asian="Times New Roman1" style:font-size-asian="12pt" style:font-name-complex="Times New Roman1" style:font-size-complex="12pt" style:language-complex="ar" style:country-complex="SA"/>
    </style:style>
    <style:style style:name="T35" style:family="text">
      <style:text-properties style:use-window-font-color="true" loext:opacity="0%" style:font-name="Times New Roman1" fo:font-size="12pt" fo:language="en" fo:country="US" officeooo:rsid="0088875a" style:font-name-asian="Times New Roman1" style:font-size-asian="12pt" style:font-name-complex="Times New Roman1" style:font-size-complex="12pt" style:language-complex="ar" style:country-complex="SA"/>
    </style:style>
    <style:style style:name="T36" style:family="text">
      <style:text-properties style:use-window-font-color="true" loext:opacity="0%" style:font-name="Times New Roman1" fo:font-size="12pt" fo:language="en" fo:country="US" officeooo:rsid="00894c80" style:font-name-asian="Times New Roman1" style:font-size-asian="12pt" style:font-name-complex="Times New Roman1" style:font-size-complex="12pt" style:language-complex="ar" style:country-complex="SA"/>
    </style:style>
    <style:style style:name="T37" style:family="text">
      <style:text-properties style:use-window-font-color="true" loext:opacity="0%" style:font-name="Times New Roman1" fo:font-size="12pt" fo:language="en" fo:country="US" officeooo:rsid="008a51e2" style:font-name-asian="Times New Roman1" style:font-size-asian="12pt" style:font-name-complex="Times New Roman1" style:font-size-complex="12pt" style:language-complex="ar" style:country-complex="SA"/>
    </style:style>
    <style:style style:name="T38" style:family="text">
      <style:text-properties style:use-window-font-color="true" loext:opacity="0%" style:font-name="Times New Roman1" fo:font-size="12pt" fo:language="en" fo:country="US" officeooo:rsid="008d6e9c" style:font-name-asian="Times New Roman1" style:font-size-asian="12pt" style:font-name-complex="Times New Roman1" style:font-size-complex="12pt" style:language-complex="ar" style:country-complex="SA"/>
    </style:style>
    <style:style style:name="T39" style:family="text">
      <style:text-properties style:use-window-font-color="true" loext:opacity="0%" style:font-name="Times New Roman1" fo:font-size="12pt" fo:language="en" fo:country="US" officeooo:rsid="00976517" style:font-name-asian="Times New Roman1" style:font-size-asian="12pt" style:font-name-complex="Times New Roman1" style:font-size-complex="12pt" style:language-complex="ar" style:country-complex="SA"/>
    </style:style>
    <style:style style:name="T40" style:family="text">
      <style:text-properties style:use-window-font-color="true" loext:opacity="0%" style:font-name="Times New Roman1" fo:font-size="12pt" fo:language="en" fo:country="US" officeooo:rsid="0032b9d3" style:font-name-asian="Times New Roman1" style:font-size-asian="12pt" style:font-name-complex="Times New Roman1" style:font-size-complex="12pt" style:language-complex="ar" style:country-complex="SA"/>
    </style:style>
    <style:style style:name="T41" style:family="text">
      <style:text-properties style:use-window-font-color="true" loext:opacity="0%" style:font-name="Times New Roman1" fo:font-size="12pt" fo:language="en" fo:country="US" officeooo:rsid="009b3bdb" style:font-name-asian="Times New Roman1" style:font-size-asian="12pt" style:font-name-complex="Times New Roman1" style:font-size-complex="12pt" style:language-complex="ar" style:country-complex="SA"/>
    </style:style>
    <style:style style:name="T42" style:family="text">
      <style:text-properties style:use-window-font-color="true" loext:opacity="0%" style:font-name="Times New Roman1" fo:font-size="12pt" fo:language="en" fo:country="US" officeooo:rsid="009e63bf" style:font-name-asian="Times New Roman1" style:font-size-asian="12pt" style:font-name-complex="Times New Roman1" style:font-size-complex="12pt" style:language-complex="ar" style:country-complex="SA"/>
    </style:style>
    <style:style style:name="T43" style:family="text">
      <style:text-properties style:use-window-font-color="true" loext:opacity="0%" style:font-name="Times New Roman1" fo:font-size="12pt" fo:language="en" fo:country="US" officeooo:rsid="00ae60fb" style:font-name-asian="Times New Roman1" style:font-size-asian="12pt" style:font-name-complex="Times New Roman1" style:font-size-complex="12pt" style:language-complex="ar" style:country-complex="SA"/>
    </style:style>
    <style:style style:name="T44" style:family="text">
      <style:text-properties style:use-window-font-color="true" loext:opacity="0%" style:font-name="Times New Roman1" fo:font-size="12pt" fo:language="en" fo:country="US" officeooo:rsid="00aff3fc" style:font-name-asian="Times New Roman1" style:font-size-asian="12pt" style:font-name-complex="Times New Roman1" style:font-size-complex="12pt" style:language-complex="ar" style:country-complex="SA"/>
    </style:style>
    <style:style style:name="T45" style:family="text">
      <style:text-properties style:use-window-font-color="true" loext:opacity="0%" style:font-name="Times New Roman1" fo:font-size="12pt" fo:language="en" fo:country="US" officeooo:rsid="00b2b8ad" style:font-name-asian="Times New Roman1" style:font-size-asian="12pt" style:font-name-complex="Times New Roman1" style:font-size-complex="12pt" style:language-complex="ar" style:country-complex="SA"/>
    </style:style>
    <style:style style:name="T46" style:family="text">
      <style:text-properties style:use-window-font-color="true" loext:opacity="0%" style:font-name="Times New Roman1" fo:font-size="12pt" fo:language="en" fo:country="US" officeooo:rsid="00b2d17e" style:font-name-asian="Times New Roman1" style:font-size-asian="12pt" style:font-name-complex="Times New Roman1" style:font-size-complex="12pt" style:language-complex="ar" style:country-complex="SA"/>
    </style:style>
    <style:style style:name="T47" style:family="text">
      <style:text-properties style:use-window-font-color="true" loext:opacity="0%" style:font-name="Times New Roman1" fo:font-size="12pt" fo:language="en" fo:country="US" officeooo:rsid="00aa6727" style:font-name-asian="Times New Roman1" style:font-size-asian="12pt" style:font-name-complex="Times New Roman1" style:font-size-complex="12pt" style:language-complex="ar" style:country-complex="SA"/>
    </style:style>
    <style:style style:name="T48" style:family="text">
      <style:text-properties style:use-window-font-color="true" loext:opacity="0%" style:font-name="Times New Roman1" fo:font-size="12pt" fo:language="en" fo:country="US" officeooo:rsid="00b3aaa2" style:font-name-asian="Times New Roman1" style:font-size-asian="12pt" style:font-name-complex="Times New Roman1" style:font-size-complex="12pt" style:language-complex="ar" style:country-complex="SA"/>
    </style:style>
    <style:style style:name="T49" style:family="text">
      <style:text-properties style:use-window-font-color="true" loext:opacity="0%" style:font-name="Times New Roman1" fo:font-size="12pt" fo:language="en" fo:country="US" officeooo:rsid="00b43b1e" style:font-name-asian="Times New Roman1" style:font-size-asian="12pt" style:font-name-complex="Times New Roman1" style:font-size-complex="12pt" style:language-complex="ar" style:country-complex="SA"/>
    </style:style>
    <style:style style:name="T50" style:family="text">
      <style:text-properties style:use-window-font-color="true" loext:opacity="0%" style:font-name="Times New Roman1" fo:font-size="12pt" fo:language="en" fo:country="US" officeooo:rsid="00b49e12" style:font-name-asian="Times New Roman1" style:font-size-asian="12pt" style:font-name-complex="Times New Roman1" style:font-size-complex="12pt" style:language-complex="ar" style:country-complex="SA"/>
    </style:style>
    <style:style style:name="T51" style:family="text">
      <style:text-properties style:use-window-font-color="true" loext:opacity="0%" style:font-name="Times New Roman1" fo:font-size="12pt" fo:language="en" fo:country="US" officeooo:rsid="00b4bc3a" style:font-name-asian="Times New Roman1" style:font-size-asian="12pt" style:font-name-complex="Times New Roman1" style:font-size-complex="12pt" style:language-complex="ar" style:country-complex="SA"/>
    </style:style>
    <style:style style:name="T52" style:family="text">
      <style:text-properties style:use-window-font-color="true" loext:opacity="0%" style:font-name="Times New Roman1" fo:font-size="12pt" fo:language="en" fo:country="US" officeooo:rsid="009f861e" style:font-name-asian="Times New Roman1" style:font-size-asian="12pt" style:font-name-complex="Times New Roman1" style:font-size-complex="12pt" style:language-complex="ar" style:country-complex="SA"/>
    </style:style>
    <style:style style:name="T53" style:family="text">
      <style:text-properties style:use-window-font-color="true" loext:opacity="0%" style:font-name="Times New Roman1" fo:font-size="12pt" fo:language="en" fo:country="US" officeooo:rsid="00b53694" style:font-name-asian="Times New Roman1" style:font-size-asian="12pt" style:font-name-complex="Times New Roman1" style:font-size-complex="12pt" style:language-complex="ar" style:country-complex="SA"/>
    </style:style>
    <style:style style:name="T54" style:family="text">
      <style:text-properties style:use-window-font-color="true" loext:opacity="0%" style:font-name="Times New Roman1" fo:font-size="12pt" fo:language="en" fo:country="US" officeooo:rsid="0091bd74" style:font-name-asian="Times New Roman1" style:font-size-asian="12pt" style:font-name-complex="Times New Roman1" style:font-size-complex="12pt" style:language-complex="ar" style:country-complex="SA"/>
    </style:style>
    <style:style style:name="T55" style:family="text">
      <style:text-properties style:use-window-font-color="true" loext:opacity="0%" style:font-name="Times New Roman1" fo:font-size="12pt" fo:language="en" fo:country="US" officeooo:rsid="00b81abc" style:font-name-asian="Times New Roman1" style:font-size-asian="12pt" style:font-name-complex="Times New Roman1" style:font-size-complex="12pt" style:language-complex="ar" style:country-complex="SA"/>
    </style:style>
    <style:style style:name="T56" style:family="text">
      <style:text-properties style:use-window-font-color="true" loext:opacity="0%" style:font-name="Times New Roman1" fo:font-size="12pt" fo:language="en" fo:country="US" officeooo:rsid="00bbd7c2" style:font-name-asian="Times New Roman1" style:font-size-asian="12pt" style:font-name-complex="Times New Roman1" style:font-size-complex="12pt" style:language-complex="ar" style:country-complex="SA"/>
    </style:style>
    <style:style style:name="T57" style:family="text">
      <style:text-properties style:use-window-font-color="true" loext:opacity="0%" style:font-name="Times New Roman1" fo:font-size="12pt" fo:language="en" fo:country="US" officeooo:rsid="00bd95f8" style:font-name-asian="Times New Roman1" style:font-size-asian="12pt" style:font-name-complex="Times New Roman1" style:font-size-complex="12pt" style:language-complex="ar" style:country-complex="SA"/>
    </style:style>
    <style:style style:name="T58" style:family="text">
      <style:text-properties style:use-window-font-color="true" loext:opacity="0%" style:font-name="Times New Roman1" fo:font-size="12pt" fo:language="en" fo:country="US" officeooo:rsid="00c0f4cc" style:font-name-asian="Times New Roman1" style:font-size-asian="12pt" style:font-name-complex="Times New Roman1" style:font-size-complex="12pt" style:language-complex="ar" style:country-complex="SA"/>
    </style:style>
    <style:style style:name="T59" style:family="text">
      <style:text-properties style:use-window-font-color="true" loext:opacity="0%" style:font-name="Times New Roman1" fo:font-size="12pt" fo:language="en" fo:country="US" style:text-underline-style="solid" style:text-underline-width="auto" style:text-underline-color="font-color" style:font-name-asian="Times New Roman1" style:font-size-asian="12pt" style:font-name-complex="Times New Roman1" style:font-size-complex="12pt" style:language-complex="ar" style:country-complex="SA"/>
    </style:style>
    <style:style style:name="T60" style:family="text">
      <style:text-properties style:use-window-font-color="true" loext:opacity="0%" style:font-name="Times New Roman1" fo:font-size="12pt" fo:language="en" fo:country="US" style:text-underline-style="solid" style:text-underline-width="auto" style:text-underline-color="font-color" officeooo:rsid="00508788" style:font-name-asian="Times New Roman1" style:font-size-asian="12pt" style:font-name-complex="Times New Roman1" style:font-size-complex="12pt" style:language-complex="ar" style:country-complex="SA"/>
    </style:style>
    <style:style style:name="T61" style:family="text">
      <style:text-properties style:use-window-font-color="true" loext:opacity="0%" style:font-name="Times New Roman1" fo:font-size="12pt" fo:language="en" fo:country="US" fo:font-style="normal" officeooo:rsid="00943c0a" style:font-name-asian="Times New Roman1" style:font-size-asian="12pt" style:font-style-asian="normal" style:font-name-complex="Times New Roman1" style:font-size-complex="12pt" style:language-complex="ar" style:country-complex="SA" style:font-style-complex="normal"/>
    </style:style>
    <style:style style:name="T62" style:family="text">
      <style:text-properties style:use-window-font-color="true" loext:opacity="0%" style:font-name="Times New Roman1" fo:font-size="12pt" fo:language="en" fo:country="US" fo:font-style="normal" officeooo:rsid="0094feb1" style:font-name-asian="Times New Roman1" style:font-size-asian="12pt" style:font-style-asian="normal" style:font-name-complex="Times New Roman1" style:font-size-complex="12pt" style:language-complex="ar" style:country-complex="SA" style:font-style-complex="normal"/>
    </style:style>
    <style:style style:name="T63" style:family="text">
      <style:text-properties style:use-window-font-color="true" loext:opacity="0%" style:font-name="Times New Roman1" fo:font-size="12pt" fo:language="en" fo:country="US" fo:font-style="normal" officeooo:rsid="00b49e12" style:font-name-asian="Times New Roman1" style:font-size-asian="12pt" style:font-style-asian="normal" style:font-name-complex="Times New Roman1" style:font-size-complex="12pt" style:language-complex="ar" style:country-complex="SA" style:font-style-complex="normal"/>
    </style:style>
    <style:style style:name="T64" style:family="text">
      <style:text-properties style:use-window-font-color="true" loext:opacity="0%" style:font-name="Times New Roman1" fo:font-size="12pt" fo:language="en" fo:country="US" fo:font-style="normal" officeooo:rsid="00b4bc3a" style:font-name-asian="Times New Roman1" style:font-size-asian="12pt" style:font-style-asian="normal" style:font-name-complex="Times New Roman1" style:font-size-complex="12pt" style:language-complex="ar" style:country-complex="SA" style:font-style-complex="normal"/>
    </style:style>
    <style:style style:name="T65" style:family="text">
      <style:text-properties style:use-window-font-color="true" loext:opacity="0%" style:font-name="Times New Roman1" fo:font-size="12pt" fo:language="en" fo:country="US" fo:font-style="normal" fo:font-weight="normal" officeooo:rsid="008242a5" style:font-name-asian="Times New Roman1" style:font-size-asian="12pt" style:font-style-asian="normal" style:font-weight-asian="normal" style:font-name-complex="Times New Roman1" style:font-size-complex="12pt" style:language-complex="ar" style:country-complex="SA" style:font-style-complex="normal" style:font-weight-complex="normal"/>
    </style:style>
    <style:style style:name="T66" style:family="text">
      <style:text-properties style:use-window-font-color="true" loext:opacity="0%" style:font-name="Times New Roman1" fo:font-size="12pt" fo:language="en" fo:country="US" fo:font-style="normal" fo:font-weight="normal" officeooo:rsid="009c796b" style:font-name-asian="Times New Roman1" style:font-size-asian="12pt" style:font-style-asian="normal" style:font-weight-asian="normal" style:font-name-complex="Times New Roman1" style:font-size-complex="12pt" style:language-complex="ar" style:country-complex="SA" style:font-style-complex="normal" style:font-weight-complex="normal"/>
    </style:style>
    <style:style style:name="T67" style:family="text">
      <style:text-properties style:use-window-font-color="true" loext:opacity="0%" style:font-name="Times New Roman1" fo:font-size="12pt" fo:language="en" fo:country="US" fo:font-style="italic" officeooo:rsid="00a60371" style:font-name-asian="Times New Roman1" style:font-size-asian="12pt" style:font-style-asian="italic" style:font-name-complex="Times New Roman1" style:font-size-complex="12pt" style:language-complex="ar" style:country-complex="SA" style:font-style-complex="italic"/>
    </style:style>
    <style:style style:name="T68" style:family="text">
      <style:text-properties style:use-window-font-color="true" loext:opacity="0%" style:text-position="super 58%" style:font-name="Times New Roman1" fo:font-size="12pt" fo:language="en" fo:country="US" style:font-name-asian="Times New Roman1" style:font-size-asian="12pt" style:font-name-complex="Times New Roman1" style:font-size-complex="12pt" style:language-complex="ar" style:country-complex="SA"/>
    </style:style>
    <style:style style:name="T69" style:family="text">
      <style:text-properties officeooo:rsid="001ec327"/>
    </style:style>
    <style:style style:name="T70" style:family="text">
      <style:text-properties officeooo:rsid="001f3ded"/>
    </style:style>
    <style:style style:name="T71" style:family="text">
      <style:text-properties officeooo:rsid="00224c22"/>
    </style:style>
    <style:style style:name="T72" style:family="text">
      <style:text-properties officeooo:rsid="002428fb"/>
    </style:style>
    <style:style style:name="T73" style:family="text">
      <style:text-properties officeooo:rsid="0024ee25"/>
    </style:style>
    <style:style style:name="T74" style:family="text">
      <style:text-properties officeooo:rsid="0027fa2c"/>
    </style:style>
    <style:style style:name="T75" style:family="text">
      <style:text-properties officeooo:rsid="0026816c"/>
    </style:style>
    <style:style style:name="T76" style:family="text">
      <style:text-properties officeooo:rsid="0033cc9b"/>
    </style:style>
    <style:style style:name="T77" style:family="text">
      <style:text-properties officeooo:rsid="0035861a"/>
    </style:style>
    <style:style style:name="T78" style:family="text">
      <style:text-properties officeooo:rsid="00361bdf"/>
    </style:style>
    <style:style style:name="T79" style:family="text">
      <style:text-properties officeooo:rsid="003740db"/>
    </style:style>
    <style:style style:name="T80" style:family="text">
      <style:text-properties officeooo:rsid="003780d6"/>
    </style:style>
    <style:style style:name="T81" style:family="text">
      <style:text-properties officeooo:rsid="003dd233"/>
    </style:style>
    <style:style style:name="T82" style:family="text">
      <style:text-properties officeooo:rsid="003f4429"/>
    </style:style>
    <style:style style:name="T83" style:family="text">
      <style:text-properties officeooo:rsid="00420961"/>
    </style:style>
    <style:style style:name="T84" style:family="text">
      <style:text-properties officeooo:rsid="0043e139"/>
    </style:style>
    <style:style style:name="T85" style:family="text">
      <style:text-properties officeooo:rsid="0045a702"/>
    </style:style>
    <style:style style:name="T86" style:family="text">
      <style:text-properties officeooo:rsid="004e56ac"/>
    </style:style>
    <style:style style:name="T87" style:family="text">
      <style:text-properties officeooo:rsid="00508788"/>
    </style:style>
    <style:style style:name="T88" style:family="text">
      <style:text-properties style:text-underline-style="solid" style:text-underline-width="auto" style:text-underline-color="font-color"/>
    </style:style>
    <style:style style:name="T89" style:family="text">
      <style:text-properties style:text-underline-style="solid" style:text-underline-width="auto" style:text-underline-color="font-color" officeooo:rsid="00694762"/>
    </style:style>
    <style:style style:name="T90" style:family="text">
      <style:text-properties officeooo:rsid="00512317"/>
    </style:style>
    <style:style style:name="T91" style:family="text">
      <style:text-properties officeooo:rsid="0051acfc"/>
    </style:style>
    <style:style style:name="T92" style:family="text">
      <style:text-properties officeooo:rsid="00534049"/>
    </style:style>
    <style:style style:name="T93" style:family="text">
      <style:text-properties officeooo:rsid="00550bce"/>
    </style:style>
    <style:style style:name="T94" style:family="text">
      <style:text-properties officeooo:rsid="00588cf3"/>
    </style:style>
    <style:style style:name="T95" style:family="text">
      <style:text-properties officeooo:rsid="0059cda1"/>
    </style:style>
    <style:style style:name="T96" style:family="text">
      <style:text-properties officeooo:rsid="005a4a12"/>
    </style:style>
    <style:style style:name="T97" style:family="text">
      <style:text-properties officeooo:rsid="005c3f52"/>
    </style:style>
    <style:style style:name="T98" style:family="text">
      <style:text-properties officeooo:rsid="005f2f94"/>
    </style:style>
    <style:style style:name="T99" style:family="text">
      <style:text-properties officeooo:rsid="0061fd94"/>
    </style:style>
    <style:style style:name="T100" style:family="text">
      <style:text-properties officeooo:rsid="00650599"/>
    </style:style>
    <style:style style:name="T101" style:family="text">
      <style:text-properties officeooo:rsid="00659a2f"/>
    </style:style>
    <style:style style:name="T102" style:family="text">
      <style:text-properties officeooo:rsid="00694762"/>
    </style:style>
    <style:style style:name="T103" style:family="text">
      <style:text-properties officeooo:rsid="006a3686"/>
    </style:style>
    <style:style style:name="T104" style:family="text">
      <style:text-properties officeooo:rsid="006a90ff"/>
    </style:style>
    <style:style style:name="T105" style:family="text">
      <style:text-properties officeooo:rsid="006c3fdb"/>
    </style:style>
    <style:style style:name="T106" style:family="text">
      <style:text-properties officeooo:rsid="006cfadf"/>
    </style:style>
    <style:style style:name="T107" style:family="text">
      <style:text-properties officeooo:rsid="006e6a1b"/>
    </style:style>
    <style:style style:name="T108" style:family="text">
      <style:text-properties officeooo:rsid="006fe426"/>
    </style:style>
    <style:style style:name="T109" style:family="text">
      <style:text-properties officeooo:rsid="00711f1c"/>
    </style:style>
    <style:style style:name="T110" style:family="text">
      <style:text-properties officeooo:rsid="0072f864"/>
    </style:style>
    <style:style style:name="T111" style:family="text">
      <style:text-properties officeooo:rsid="00736a41"/>
    </style:style>
    <style:style style:name="T112" style:family="text">
      <style:text-properties officeooo:rsid="0074338e"/>
    </style:style>
    <style:style style:name="T113" style:family="text">
      <style:text-properties officeooo:rsid="007631d0"/>
    </style:style>
    <style:style style:name="T114" style:family="text">
      <style:text-properties officeooo:rsid="0077becd"/>
    </style:style>
    <style:style style:name="T115" style:family="text">
      <style:text-properties officeooo:rsid="0078efcb"/>
    </style:style>
    <style:style style:name="T116" style:family="text">
      <style:text-properties officeooo:rsid="00797dd8"/>
    </style:style>
    <style:style style:name="T117" style:family="text">
      <style:text-properties officeooo:rsid="007ce588"/>
    </style:style>
    <style:style style:name="T118" style:family="text">
      <style:text-properties officeooo:rsid="007ed864"/>
    </style:style>
    <style:style style:name="T119" style:family="text">
      <style:text-properties officeooo:rsid="007f1849"/>
    </style:style>
    <style:style style:name="T120" style:family="text">
      <style:text-properties officeooo:rsid="008105e5"/>
    </style:style>
    <style:style style:name="T121" style:family="text">
      <style:text-properties officeooo:rsid="008242a5"/>
    </style:style>
    <style:style style:name="T122" style:family="text">
      <style:text-properties officeooo:rsid="0086812d"/>
    </style:style>
    <style:style style:name="T123" style:family="text">
      <style:text-properties officeooo:rsid="008e7971"/>
    </style:style>
    <style:style style:name="T124" style:family="text">
      <style:text-properties officeooo:rsid="00905018"/>
    </style:style>
    <style:style style:name="T125" style:family="text">
      <style:text-properties officeooo:rsid="0093403b"/>
    </style:style>
    <style:style style:name="T126" style:family="text">
      <style:text-properties officeooo:rsid="003b50e9"/>
    </style:style>
    <style:style style:name="T127" style:family="text">
      <style:text-properties officeooo:rsid="00976517"/>
    </style:style>
    <style:style style:name="T128" style:family="text">
      <style:text-properties officeooo:rsid="009c796b"/>
    </style:style>
    <style:style style:name="T129" style:family="text">
      <style:text-properties officeooo:rsid="009e63bf"/>
    </style:style>
    <style:style style:name="T130" style:family="text">
      <style:text-properties officeooo:rsid="00a60371"/>
    </style:style>
    <style:style style:name="T131" style:family="text">
      <style:text-properties fo:font-style="italic" style:font-style-asian="italic" style:font-style-complex="italic"/>
    </style:style>
    <style:style style:name="T132" style:family="text">
      <style:text-properties officeooo:rsid="00a67893"/>
    </style:style>
    <style:style style:name="T133" style:family="text">
      <style:text-properties officeooo:rsid="00a72ac7"/>
    </style:style>
    <style:style style:name="T134" style:family="text">
      <style:text-properties style:text-position="super 58%"/>
    </style:style>
    <style:style style:name="T135" style:family="text">
      <style:text-properties officeooo:rsid="00aa4728"/>
    </style:style>
    <style:style style:name="T136" style:family="text">
      <style:text-properties officeooo:rsid="00aa6727"/>
    </style:style>
    <style:style style:name="T137" style:family="text">
      <style:text-properties officeooo:rsid="00ab2c29"/>
    </style:style>
    <style:style style:name="T138" style:family="text">
      <style:text-properties officeooo:rsid="00adeea3"/>
    </style:style>
    <style:style style:name="T139" style:family="text">
      <style:text-properties officeooo:rsid="00ae60fb"/>
    </style:style>
    <style:style style:name="T140" style:family="text">
      <style:text-properties officeooo:rsid="00b01652"/>
    </style:style>
    <style:style style:name="T141" style:family="text">
      <style:text-properties officeooo:rsid="00b2b8ad"/>
    </style:style>
    <style:style style:name="T142" style:family="text">
      <style:text-properties officeooo:rsid="00b2d17e"/>
    </style:style>
    <style:style style:name="T143" style:family="text">
      <style:text-properties fo:font-style="normal" fo:font-weight="normal" officeooo:rsid="008242a5" style:font-style-asian="normal" style:font-weight-asian="normal" style:font-style-complex="normal" style:font-weight-complex="normal"/>
    </style:style>
    <style:style style:name="T144" style:family="text">
      <style:text-properties fo:font-style="normal" fo:font-weight="normal" officeooo:rsid="00b3aaa2" style:font-style-asian="normal" style:font-weight-asian="normal" style:font-style-complex="normal" style:font-weight-complex="normal"/>
    </style:style>
    <style:style style:name="T145" style:family="text">
      <style:text-properties fo:font-style="normal" officeooo:rsid="00aa6727" style:font-style-asian="normal" style:font-style-complex="normal"/>
    </style:style>
    <style:style style:name="T146" style:family="text">
      <style:text-properties officeooo:rsid="00b3aaa2"/>
    </style:style>
    <style:style style:name="T147" style:family="text">
      <style:text-properties officeooo:rsid="00b43b1e"/>
    </style:style>
    <style:style style:name="T148" style:family="text">
      <style:text-properties officeooo:rsid="00b4bc3a"/>
    </style:style>
    <style:style style:name="T149" style:family="text">
      <style:text-properties officeooo:rsid="00b53694"/>
    </style:style>
    <style:style style:name="T150" style:family="text">
      <style:text-properties officeooo:rsid="0091bd74"/>
    </style:style>
    <style:style style:name="T151" style:family="text">
      <style:text-properties officeooo:rsid="00bbd7c2"/>
    </style:style>
    <style:style style:name="T152" style:family="text">
      <style:text-properties officeooo:rsid="00bd95f8"/>
    </style:style>
    <style:style style:name="T153" style:family="text">
      <style:text-properties officeooo:rsid="00c0f4cc"/>
    </style:style>
    <style:style style:name="T154" style:family="text">
      <style:text-properties officeooo:rsid="00c2cb4c"/>
    </style:style>
    <style:style style:name="T155" style:family="text">
      <style:text-properties style:font-name="Times New Roman" fo:font-size="1pt"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73682512" text:id="ct105553173682512">
          <text:deletion>
            <office:change-info>
              <dc:creator>Bob Jacobsen</dc:creator>
              <dc:date>2023-11-19T08:57:49</dc:date>
            </office:change-info>
            <text:p text:style-name="P99"><text:span text:style-name="T109">b</text:span>00</text:p>
          </text:deletion>
        </text:changed-region>
        <text:changed-region xml:id="ct105553173682752" text:id="ct105553173682752">
          <text:insertion>
            <office:change-info>
              <dc:creator>Bob Jacobsen</dc:creator>
              <dc:date>2023-11-19T08:57:49</dc:date>
            </office:change-info>
          </text:insertion>
        </text:changed-region>
        <text:changed-region xml:id="ct105553173684432" text:id="ct105553173684432">
          <text:deletion>
            <office:change-info>
              <dc:creator>Bob Jacobsen</dc:creator>
              <dc:date>2023-11-19T08:57:54</dc:date>
            </office:change-info>
            <text:p text:style-name="P31">0<text:span text:style-name="T109">b</text:span>0<text:span text:style-name="T146">1</text:span></text:p>
          </text:deletion>
        </text:changed-region>
        <text:changed-region xml:id="ct105553173684192" text:id="ct105553173684192">
          <text:insertion>
            <office:change-info>
              <dc:creator>Bob Jacobsen</dc:creator>
              <dc:date>2023-11-19T08:57:54</dc:date>
            </office:change-info>
          </text:insertion>
        </text:changed-region>
        <text:changed-region xml:id="ct105553173684672" text:id="ct105553173684672">
          <text:insertion>
            <office:change-info>
              <dc:creator>Bob Jacobsen</dc:creator>
              <dc:date>2023-11-19T08:56:29</dc:date>
            </office:change-info>
          </text:insertion>
        </text:changed-region>
        <text:changed-region xml:id="ct105553173718640" text:id="ct105553173718640">
          <text:insertion>
            <office:change-info>
              <dc:creator>Bob Jacobsen</dc:creator>
              <dc:date>2023-11-19T09:01:27</dc:date>
            </office:change-info>
          </text:insertion>
        </text:changed-region>
        <text:changed-region xml:id="ct105553173718400" text:id="ct105553173718400">
          <text:insertion>
            <office:change-info>
              <dc:creator>Bob Jacobsen</dc:creator>
              <dc:date>2023-11-19T09:02:28</dc:date>
            </office:change-info>
          </text:insertion>
        </text:changed-region>
        <text:changed-region xml:id="ct105553173718880" text:id="ct105553173718880">
          <text:insertion>
            <office:change-info>
              <dc:creator>Bob Jacobsen</dc:creator>
              <dc:date>2023-11-19T09:00:21</dc:date>
            </office:change-info>
          </text:insertion>
        </text:changed-region>
        <text:changed-region xml:id="ct105553173719120" text:id="ct105553173719120">
          <text:insertion>
            <office:change-info>
              <dc:creator>Bob Jacobsen</dc:creator>
              <dc:date>2023-11-19T09:03:47</dc:date>
            </office:change-info>
          </text:insertion>
        </text:changed-region>
        <text:changed-region xml:id="ct105553173719360" text:id="ct105553173719360">
          <text:insertion>
            <office:change-info>
              <dc:creator>Bob Jacobsen</dc:creator>
              <dc:date>2023-11-19T09:04:18</dc:date>
            </office:change-info>
          </text:insertion>
        </text:changed-region>
        <text:changed-region xml:id="ct105553173719840" text:id="ct105553173719840">
          <text:insertion>
            <office:change-info>
              <dc:creator>Bob Jacobsen</dc:creator>
              <dc:date>2023-11-19T09:15:13</dc:date>
            </office:change-info>
          </text:insertion>
        </text:changed-region>
        <text:changed-region xml:id="ct105553173719600" text:id="ct105553173719600">
          <text:insertion>
            <office:change-info>
              <dc:creator>Bob Jacobsen</dc:creator>
              <dc:date>2023-11-19T09:16:4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5" text:outline-level="1"><text:bookmark-start text:name="__RefHeading___Toc350_3301739189"/>Introduction<text:bookmark-end text:name="__RefHeading___Toc350_3301739189"/></text:h>
      <text:p text:style-name="Standard">A Working Note is an intermediate step in <text:span text:style-name="T10">the</text:span> documentation process. <text:s/>It gathers together the content from various informal development <text:span text:style-name="T10">documents</text:span>, discussions, etc into a single place. <text:s/>One or more Working Notes form the basic for the next step, which is one or more Standard/TechNote pairs.</text:p>
      <text:p text:style-name="P108">This working note is the start of effort toward a general location service protocol <text:span text:style-name="T10">which can be used by e.g. RFID and QR scanners and other detectors to publish information about the detected location of rolling stock.</text:span><text:span text:style-name="T67"/></text:p>
      <text:h text:style-name="Heading_20_2" text:outline-level="2"><text:bookmark-start text:name="__RefHeading___Toc352_3301739189"/>Served Use Cases<text:bookmark-end text:name="__RefHeading___Toc352_3301739189"/></text:h>
      <text:list xml:id="list1826670997" text:style-name="L1">
        <text:list-item>
          <text:p text:style-name="P109">A train enters a current-detected block. <text:s/>A detector recognizes this, successfully queries the decoder for its address, and reports that information on the OpenLCB bus. That information results in a speed command such as Slow or Stop <text:span text:style-name="T125">being sent to that particular train.</text:span></text:p>
        </text:list-item>
      </text:list>
      <text:p text:style-name="P79">There is a simpler use case for detectors without the ability to read <text:span text:style-name="T10">the</text:span> address:</text:p>
      <text:p text:style-name="P80">A signal needs to determine occupancy <text:span text:style-name="T79">in the block </text:span><text:span text:style-name="T86">it protects</text:span>. It is not concerned with identity, but it does need to know location and entry/exit.</text:p>
      <text:p text:style-name="P79">This can be handled efficiently with standard PCER messages <text:span text:style-name="T10">carrying just the EventID.</text:span></text:p>
      <text:list xml:id="list143924742280271" text:continue-numbering="true" text:style-name="L1">
        <text:list-item>
          <text:p text:style-name="P110">A train enters a current-detected block. A detector recognizes this, and attempts unsuccessfully to query the decoder for its address. <text:s/>The detector emits a report without decoder address information.</text:p>
        </text:list-item>
        <text:list-item>
          <text:p text:style-name="P110">A train exits a current-detected block. A detector recognizes this, and reports that interaction on the OpenLCB bus.</text:p>
        </text:list-item>
        <text:list-item>
          <text:p text:style-name="P109">A train crosses an RFID reader which determines the train’s DCC address and reports that address on the OpenLCB bus. </text:p>
        </text:list-item>
        <text:list-item>
          <text:p text:style-name="P109">A train-announcement unit needs to determine the identity and location of approaching trains so it can announce their arrival. </text:p>
        </text:list-item>
        <text:list-item>
          <text:p text:style-name="P109">A train display needs to gather all train locations <text:span text:style-name="T76">for display to the users</text:span>.</text:p>
        </text:list-item>
        <text:list-item>
          <text:p text:style-name="P109">A train display needs to gather the location and identity of all trains <text:span text:style-name="T78">within a specified area.</text:span> </text:p>
        </text:list-item>
        <text:list-item>
          <text:p text:style-name="P109">A<text:span text:style-name="T77">n </text:span><text:span text:style-name="T80">application </text:span>needs to gather the location and identity of all trains. </text:p>
        </text:list-item>
        <text:list-item>
          <text:p text:style-name="P111"><text:soft-page-break/>A node powers up and emits a query which generates messages carrying all available location information.</text:p>
        </text:list-item>
        <text:list-item>
          <text:p text:style-name="P112">An RFID reader reads a tag and uses this protocol to distribute the raw tag contents. <text:s/>A separate database node receives this content, does an internal lookup to locate the rolling stock<text:span text:style-name="T10">’</text:span>s Unique ID, and then uses this protocol to distribute a <text:span text:style-name="T85">human-readable </text:span>version of the original distribution that also carries the <text:span text:style-name="T85">rolling stock</text:span><text:span text:style-name="T18">’s </text:span>Unique ID.</text:p>
        </text:list-item>
        <text:list-item>
          <text:p text:style-name="P114">A detector observes that a piece of rolling stock has been added to the layout. <text:s/>It reports this. A throttle or command station provides that rolling stock in it<text:span text:style-name="T10">s roster display.</text:span></text:p>
        </text:list-item>
        <text:list-item>
          <text:p text:style-name="P115">A detector observes that a piece of rolling stock has been removed from the layout. A throttle or command station removes that rolling stock from its roster display.</text:p>
        </text:list-item>
        <text:list-item>
          <text:p text:style-name="P112"><text:span text:style-name="T83">T</text:span><text:span text:style-name="T16">h</text:span><text:span text:style-name="T83">e user</text:span> <text:span text:style-name="T83">has</text:span> a throttle, which has a train on it. There is a location report coming in for that train. <text:span text:style-name="T83">T</text:span><text:span text:style-name="T16">h</text:span><text:span text:style-name="T83">e user</text:span> would like to display on the throttle the name of the location where that train was seen. (This has to be a user-visible name, so coming out of some configuration.) <text:s/><text:span text:style-name="T83">This raises </text:span>two indirection <text:span text:style-name="T84">issues</text:span> that need to be solvable:</text:p>
          <text:list>
            <text:list-item>
              <text:p text:style-name="P113"><text:span text:style-name="T83">I</text:span>ndirection of the <text:span text:style-name="T83">OpenLCB</text:span> train and the detector address. Say this is a DCC train from a command station, then there is a known DCC address, which is recognized by <text:span text:style-name="T83">R</text:span>ail<text:span text:style-name="T83">C</text:span>om detectors, and reported. <text:span text:style-name="T83">The harder case of OpenLCB trains needs to be handled too.</text:span></text:p>
            </text:list-item>
            <text:list-item>
              <text:p text:style-name="P112"><text:span text:style-name="T84">I</text:span>ndirection from the detector address to a user-visible (configured) block name. </text:p>
            </text:list-item>
          </text:list>
        </text:list-item>
        <text:list-item>
          <text:p text:style-name="P112"><text:span text:style-name="T84">C</text:span>ab signaling: display on the throttle what the next signal aspect is <text:span text:style-name="T84">for </text:span><text:span text:style-name="T17">the</text:span><text:span text:style-name="T84"> selected train. This raises indirection issues:</text:span></text:p>
          <text:list>
            <text:list-item>
              <text:p text:style-name="P112"><text:span text:style-name="T84">Going</text:span> from train to block as above</text:p>
            </text:list-item>
            <text:list-item>
              <text:p text:style-name="P112"><text:span text:style-name="T84">Going</text:span> from physical orientation plus reverser setting on the logical locomotive to an absolute direction inside the block</text:p>
            </text:list-item>
            <text:list-item>
              <text:p text:style-name="P112"><text:span text:style-name="T84">Going from</text:span> block + absolute direction to a next signal (which is a multi-state state machine)</text:p>
            </text:list-item>
            <text:list-item>
              <text:p text:style-name="P112"><text:span text:style-name="T84">A</text:span>spect interpretation (state to human readable text)</text:p>
            </text:list-item>
          </text:list>
        </text:list-item>
      </text:list>
      <text:h text:style-name="Heading_20_2" text:outline-level="2"><text:bookmark-start text:name="__RefHeading___Toc354_3301739189"/>Unserved Use Cases<text:bookmark-end text:name="__RefHeading___Toc354_3301739189"/></text:h>
      <text:p text:style-name="P15">(To be determined as <text:span text:style-name="T10">the</text:span> proposal is developed)</text:p>
      <text:h text:style-name="Heading_20_2" text:outline-level="2"><text:bookmark-start text:name="__RefHeading___Toc356_3301739189"/>Requirements<text:bookmark-end text:name="__RefHeading___Toc356_3301739189"/></text:h>
      <text:list text:style-name="L2">
        <text:list-item>
          <text:p text:style-name="P121">The protocol should cover multiple hardware types, including RFID and QR scanners, RailCom and other DCC detectors, and follow-on hardware that can detect and identify rolling stock at a point, on a track section, or in an area.</text:p>
        </text:list-item>
        <text:list-item>
          <text:p text:style-name="P122">To <text:span text:style-name="T10">the extent possible, the protocol should identify standard forms for common information. <text:s/></text:span></text:p>
          <text:list>
            <text:list-item>
              <text:p text:style-name="P122"><text:span text:style-name="T19">T</text:span><text:span text:style-name="T10">he Unique ID of the identified rolling stock should be in a common location in the protocol’s message(s) so that it can be extracted regardless of the form of the sensor that generated it: a RFID detector and a QR detector on the same layout should both provide the same information on the identity of the detected rolling stock. </text:span></text:p>
            </text:list-item>
            <text:list-item>
              <text:p text:style-name="P116"><text:soft-page-break/>The Unique ID of the scanner should be in a common location in the protocol’s message(s) so that it can be extracted regardless of the form of the sensor that generated it.</text:p>
            </text:list-item>
          </text:list>
        </text:list-item>
        <text:list-item>
          <text:p text:style-name="P117">To the extent possible, the protocol should identify methods for its message(s) to carry detector-specific information. <text:s/>For example, a RFID detector and a QR detector on the same layout should both be able to publish their tag-specific information.</text:p>
        </text:list-item>
        <text:list-item>
          <text:p text:style-name="P118">The identification of the scanning hardware should be guaranteed unique. <text:s/>This lets hardware be added to a layout without having to resolve conflicts.</text:p>
        </text:list-item>
        <text:list-item>
          <text:p text:style-name="P119">The messages should not rely on the transmitting-node-address field of the message for decoding. <text:s/>I.e. <text:span text:style-name="T71">the protocol doesn</text:span><text:span text:style-name="T12">’t say </text:span>“You identify who made the scan by looking at who sent the message”. <text:s/>This allows replacing the physical hardware that is broken with another piece of physical hardware carrying the same configuration; we expect that the entire network continues to operate as it did before. <text:span text:style-name="T24">I</text:span><text:span text:style-name="T105">t is also useful to allow messages to be created by e.g. a debugging node during development.</text:span></text:p>
        </text:list-item>
        <text:list-item>
          <text:p text:style-name="P118">It should be possible to look at the message(s) carrying a specific scan and know that they contain a scan without additional information. <text:s/>I.e. you don’t have to configure a <text:span text:style-name="T71">layout </text:span>monitor with all possible scanner IDs before it can start processing or displaying scanning results.</text:p>
        </text:list-item>
        <text:list-item>
          <text:p text:style-name="P118">The identification of which scanner is reporting should be early in the message(s). <text:s/>This allows nodes to drop the receipt of the message(s) early, without having to buffer them completely. </text:p>
        </text:list-item>
        <text:list-item>
          <text:p text:style-name="P120">The identification of <text:span text:style-name="T73">the detected rolling stock</text:span> should be early in the message(s). <text:s/>This allows nodes to drop the receipt of the message(s) early, without having to buffer them completely. </text:p>
        </text:list-item>
        <text:list-item>
          <text:p text:style-name="P118">There should be a standard <text:span text:style-name="T106">algorithm </text:span>to find the UniqueID of the scanned piece of rolling stock <text:span text:style-name="T107">within the message(s)</text:span>, when the scanner can provide one. <text:s/><text:span text:style-name="T106">In the common case of DCC, this is the UniqueID mapped from the DCC address. </text:span>For some scanners, e.g some types of RFID scanner, the scanner might not be able to map the scanned value to a specific piece of rolling stock, in which case this information field would be blank. <text:s/></text:p>
        </text:list-item>
        <text:list-item>
          <text:p text:style-name="P118">Note that <text:span text:style-name="T13">the</text:span><text:span text:style-name="T72"> item directly above </text:span>is referring to a <text:span text:style-name="T107">full </text:span>Unique ID (node ID), not <text:span text:style-name="T106">just </text:span>a DCC address. Someday, there will be LCC-native trains and this protocol should be ready for them. <text:s/>The alternative is inevitably a messy migration at some point in the future.</text:p>
        </text:list-item>
        <text:list-item>
          <text:p text:style-name="P123"><text:span text:style-name="T81">Ideally, information about </text:span>short circuit and current overload <text:span text:style-name="T81">status could be conveyed by this protocol</text:span>. These are often generated by the same device as the transponder messages <text:span text:style-name="T81">e.g. LocoNet devices</text:span>. <text:span text:style-name="T82">These are providing location-specific information. </text:span>It would be good to have some commonality between all location based messages. <text:span text:style-name="T82">Another example would be current or voltage measurements at a point. <text:s/></text:span></text:p>
        </text:list-item>
      </text:list>
      <text:h text:style-name="Heading_20_2" text:outline-level="2"><text:bookmark-start text:name="__RefHeading___Toc1955_2815098807"/>Not Requirements; <text:span text:style-name="T125">Unmet Requirements</text:span><text:bookmark-end text:name="__RefHeading___Toc1955_2815098807"/></text:h>
      <text:list text:style-name="L3">
        <text:list-item>
          <text:p text:style-name="P124"><text:span text:style-name="T141">T</text:span><text:span text:style-name="T126">he messages for this protocol </text:span><text:span text:style-name="T125">should</text:span><text:span text:style-name="T126"> be a super-set of those from the DCC Detection Protocol. </text:span></text:p>
        </text:list-item>
      </text:list>
      <text:h text:style-name="Heading_20_1" text:outline-level="1"><text:bookmark-start text:name="__RefHeading___Toc358_3301739189"/><text:soft-page-break/>Specified Sections<text:bookmark-end text:name="__RefHeading___Toc358_3301739189"/></text:h>
      <text:p text:style-name="Standard">This is the usual section organization for a Technical Note, to accumulate the Standard and Technical Note content in its eventual order.</text:p>
      <text:p text:style-name="P59">In this section, deeply indented content is intended for the eventual Technical Note.</text:p>
      <text:h text:style-name="Heading_20_2" text:outline-level="2"><text:bookmark-start text:name="__RefHeading___Toc360_3301739189"/>Introduction<text:bookmark-end text:name="__RefHeading___Toc360_3301739189"/></text:h>
      <text:p text:style-name="Standard">Note that this section of the Standard is informative, not normative.</text:p>
      <text:p text:style-name="P24">A <text:span text:style-name="T10">“scanner’ is a device that can gather information from the railroad, typically when something happens. RFID readers, QR code readers, point optical detectors and track current detectors are all examples of scanners. </text:span><text:span text:style-name="T45">There may be many scanners associated with an individual node.</text:span></text:p>
      <text:p text:style-name="P42">A scanner forwards one instance of the gathered information as a “report”. <text:s/></text:p>
      <text:p text:style-name="P43">RailCom<text:span text:style-name="T2"> </text:span><text:span text:style-name="T1">is a trademark of Lenz GMBH. <text:s/>Transponding is a trademark of Digitrax, Inc. StaRFIshrail is a trademark of 292 Design UK, Ltd.</text:span></text:p>
      <text:h text:style-name="Heading_20_2" text:outline-level="2"><text:bookmark-start text:name="__RefHeading___Toc362_3301739189"/>Intended Use<text:bookmark-end text:name="__RefHeading___Toc362_3301739189"/></text:h>
      <text:p text:style-name="Standard">Note that this section of the Standard is informative, not normative.</text:p>
      <text:p text:style-name="P25">This protocol is intended to provide a standardized way for scanners to distribute report information across the OpenLCB network. </text:p>
      <text:h text:style-name="Heading_20_2" text:outline-level="2"><text:bookmark-start text:name="__RefHeading___Toc364_3301739189"/>Reference and Context<text:bookmark-end text:name="__RefHeading___Toc364_3301739189"/></text:h>
      <text:p text:style-name="P10">See also the DCC Detection working note for a simpler form specific to DCC.</text:p>
      <text:p text:style-name="P9"><text:span text:style-name="T69">T</text:span><text:span text:style-name="T11">h</text:span><text:span text:style-name="T69">is </text:span><text:span text:style-name="T70">working note </text:span><text:span text:style-name="T69">assumes adoption of the Event With Payload working note as a Standard.</text:span></text:p>
      <text:h text:style-name="Heading_20_2" text:outline-level="2"><text:bookmark-start text:name="__RefHeading___Toc366_3301739189"/>Message Formats<text:bookmark-end text:name="__RefHeading___Toc366_3301739189"/></text:h>
      <text:h text:style-name="P106" text:outline-level="3"><text:bookmark-start text:name="__RefHeading___Toc2045_1914660125"/>Report Message<text:bookmark-end text:name="__RefHeading___Toc2045_1914660125"/></text:h>
      <text:p text:style-name="P57">The proposal is to carry <text:span text:style-name="T112">reports</text:span> within <text:span text:style-name="T95">a Producer Consumer Event Report </text:span><text:span text:style-name="T130">(PCER) </text:span><text:span text:style-name="T95">as an </text:span>event with payload defined by:</text:p>
      <text:p text:style-name="P58"><text:span text:style-name="T130">N</text:span>ote bytes 0-7 are the Event ID of the message, 8 <text:span text:style-name="T146">through the end of the message</text:span> are the payload <text:span text:style-name="T96">of the message.</text:span></text:p>
      <text:list xml:id="list763335225" text:style-name="L4">
        <text:list-item>
          <text:p text:style-name="P126">Bytes 0-1: <text:span text:style-name="T141">The</text:span> defined prefix <text:span text:style-name="T141">0x0102 is assi</text:span><text:span text:style-name="T146">gn</text:span><text:span text:style-name="T141">ed to this</text:span>.</text:p>
        </text:list-item>
      </text:list>
      <text:p text:style-name="P59">This unambiguously identifies this PCER <text:span text:style-name="T142">message </text:span>as part of this protocol. </text:p>
      <text:p text:style-name="P58">Th<text:span text:style-name="T130">at</text:span> enable<text:span text:style-name="T130">s</text:span> nodes not interested in this protocol to discard <text:span text:style-name="T130">this</text:span> event-with-payload transmission immediately.</text:p>
      <text:p text:style-name="P32"><text:span text:style-name="T132">Using</text:span> a unique prefix <text:span text:style-name="T132">followed by</text:span> a UniqueID <text:span text:style-name="T133">(see immediately below) </text:span>is a mechanism for creating a fully-unique Event ID. No other Event ID allocation mechanism can duplicate one of these IDs.</text:p>
      <text:p text:style-name="P93"><text:soft-page-break/>As an alter<text:span text:style-name="T147">n</text:span>ative, using multiple prefixes to separate out various forms of content was considered. <text:s/>This makes the interactions below more complicated, without any particular benefit, so a single prefix <text:span text:style-name="T147">is used</text:span>.</text:p>
      <text:list xml:id="list143926124736439" text:continue-numbering="true" text:style-name="L4">
        <text:list-item>
          <text:p text:style-name="P127">Bytes 2-7: A Unique ID that specifies the device that read the information e.g. a scanner. </text:p>
        </text:list-item>
      </text:list>
      <text:p text:style-name="P74">Having this in <text:span text:style-name="T10">the</text:span> 1<text:span text:style-name="T134">st</text:span> eight bytes, <text:span text:style-name="T10">i.e. the Event ID, allows using the various identify message exchanges to locate scanners.</text:span></text:p>
      <text:p text:style-name="P92"><text:span text:style-name="T111">Putting this near the start of the </text:span>message (1st CAN frame) allow<text:span text:style-name="T111">s</text:span> early rejection of uninteresting scanner sources.</text:p>
      <text:p text:style-name="P93">Note that each scanner has a Unique ID that may be separate from <text:span text:style-name="T10">the</text:span> Unique ID of the node supporting it. <text:s/>In the case of multiple scanners associated with a node, each will have its own Unique ID, and only one at most may be the same as that node.</text:p>
      <text:list xml:id="list143926787964626" text:continue-numbering="true" text:style-name="L4">
        <text:list-item>
          <text:p text:style-name="P125">Bytes 8-9: <text:span text:style-name="T90">F</text:span>lag bits, <text:span text:style-name="T112">defined</text:span><text:span text:style-name="T91"> below</text:span></text:p>
        </text:list-item>
        <text:list-item>
          <text:p text:style-name="P128">Bytes 10-15: A Unique ID that specifies the item being scanned, e.g. a train node ID, <text:span text:style-name="T112">DCC address mapped to a Unique ID, </text:span>or zeros if <text:span text:style-name="T112">the information</text:span> is not available. </text:p>
        </text:list-item>
      </text:list>
      <text:p text:style-name="P30">This will fit in the 2nd <text:span text:style-name="T112">CAN frame</text:span>, allowing early rejection of uninteresting items when available.</text:p>
      <text:p text:style-name="P82">Placing this in <text:span text:style-name="T10">the</text:span> content and having the scanner ID in the first eight bytes was preferred because it simplified <text:span text:style-name="T10">the</text:span> defined interactions.</text:p>
      <text:p text:style-name="P83">T<text:span text:style-name="T10">h</text:span>e process for mapping a DCC address to a Unique ID is defined elsewhere.</text:p>
      <text:list xml:id="list143925069828530" text:continue-numbering="true" text:style-name="L4">
        <text:list-item>
          <text:p text:style-name="P129">Bytes 16-NN: Any read (scanned) content that's available.</text:p>
        </text:list-item>
      </text:list>
      <text:p text:style-name="P130"><text:span text:style-name="T42">N</text:span><text:span text:style-name="T47">ote that there is no restriction on the length of the message in the Standard. <text:s/>When designing something using this protocol, it’s important to consider the impact of the data length on network bandwidth and latency, particularly in light of the section on “Retrieving most recent scan reports” below.</text:span><text:span text:style-name="T42"/></text:p>
      <text:h text:style-name="Heading_20_4" text:outline-level="4"><text:bookmark-start text:name="__RefHeading___Toc2047_1914660125"/>Flag bits<text:bookmark-end text:name="__RefHeading___Toc2047_1914660125"/></text:h>
      <text:p text:style-name="P65">bits 0-1: entry/exit</text:p>
      <text:p text:style-name="P67">0b<text:span text:style-name="T128">0</text:span>0: exit – <text:span text:style-name="T147">T</text:span>he report refers to an item <text:span text:style-name="T119">disappearing from</text:span> the detected area.</text:p>
      <text:p text:style-name="P68">0b0<text:span text:style-name="T120">1</text:span>: <text:span text:style-name="T120">entry without state</text:span><text:span text:style-name="T118"> – </text:span><text:span text:style-name="T147">T</text:span><text:span text:style-name="T118">he report refers to </text:span>an item <text:span text:style-name="T119">appearing in</text:span> the detected area<text:span text:style-name="T118">; </text:span><text:span text:style-name="T119">no report of the item eventually disappearing from the detected area will follow.</text:span></text:p>
      <text:p text:style-name="P66">0b<text:span text:style-name="T120">10</text:span>: <text:span text:style-name="T120">entry with state</text:span> – <text:span text:style-name="T147">T</text:span>he report refers to an item <text:span text:style-name="T119">appearing in</text:span> the detected area;<text:span text:style-name="T119"> a report of the item eventually disappearing from the detected area will follow.</text:span></text:p>
      <text:p text:style-name="P69">0b11: <text:span text:style-name="T136">unknown – </text:span><text:span text:style-name="T147">T</text:span><text:span text:style-name="T136">his message may or may not be due to an item appearing or disappearing.</text:span></text:p>
      <text:p text:style-name="P87">E.g. this might refer to an item that<text:span text:style-name="T10">’s remaining within the scanned region.</text:span></text:p>
      <text:p text:style-name="P70"><text:soft-page-break/><text:span text:style-name="T109">bits </text:span><text:span text:style-name="T117">2-3</text:span>: direction of relative motion – <text:span text:style-name="T147">D</text:span><text:span text:style-name="T97">efined with respect to the </text:span><text:span text:style-name="T109">designated </text:span><text:span text:style-name="T97">front of the piece of rolling stock.</text:span></text:p>
      <text:p text:style-name="P70"><text:tab/>0b00: <text:span text:style-name="T98">stopped</text:span></text:p>
      <text:p text:style-name="P70"><text:tab/>0b01: forward</text:p>
      <text:p text:style-name="P70"><text:tab/>0b10: reverse</text:p>
      <text:p text:style-name="P70"><text:tab/>0b11: <text:span text:style-name="T98">unknown</text:span></text:p>
      <text:p text:style-name="P70"><text:span text:style-name="T109">bits </text:span><text:span text:style-name="T117">4-5</text:span>: direction of absolute motion – <text:span text:style-name="T147">T</text:span>he <text:span text:style-name="T109">geographical </text:span>meanings of these are defined during set up of the <text:span text:style-name="T109">scanner. Note that this is </text:span><text:span text:style-name="T121">the </text:span><text:span text:style-name="T109">direction of motion, not direction the front of the item </text:span><text:span text:style-name="T25">is pointing.</text:span></text:p>
      <text:p text:style-name="P70"><text:tab/>0b00: <text:span text:style-name="T98">stopped</text:span></text:p>
      <text:p text:style-name="P70"><text:tab/>0b01: east/north</text:p>
      <text:p text:style-name="P70"><text:tab/>0b10: west/south</text:p>
      <text:p text:style-name="P70"><text:tab/>0b11: <text:span text:style-name="T98">unknown</text:span></text:p>
      <text:p text:style-name="P71"><text:span text:style-name="T109">bits </text:span><text:span text:style-name="T117">6</text:span>-7: <text:s/><text:span text:style-name="T142">facing direction – </text:span><text:span text:style-name="T147">T</text:span><text:span text:style-name="T142">he geographical direction that the front of the item </text:span><text:span text:style-name="T46">is facing. The geographical meanings of these are defined during the set up of the scanners.</text:span></text:p>
      <text:p text:style-name="P94"><text:span text:style-name="T10">0b00: </text:span><text:span text:style-name="T49">reserved – </text:span><text:span text:style-name="T50">D</text:span><text:span text:style-name="T49">o not send, ignore on receipt.</text:span></text:p>
      <text:p text:style-name="P46">0b01: east/north</text:p>
      <text:p text:style-name="P46">0b10: west/south</text:p>
      <text:p text:style-name="P47">0b11: unknown <text:span text:style-name="T136">– </text:span>The scanner did not determine a value for this item.</text:p>
      <text:p text:style-name="P60"><text:span text:style-name="T121"><text:s/></text:span><text:span text:style-name="T143">There could be scanners that can detect </text:span><text:span text:style-name="T144">this</text:span><text:span text:style-name="T143"> but can</text:span><text:span text:style-name="T65">’t detect forward/reverse </text:span><text:span text:style-name="T66">motion </text:span><text:span text:style-name="T65">and east/west </text:span><text:span text:style-name="T66">motion.</text:span></text:p>
      <text:p text:style-name="P71"><text:span text:style-name="T109">bits </text:span>8-1<text:span text:style-name="T108">1:</text:span> reserved, <text:span text:style-name="T109">s</text:span>end as zero and ignore on receipt</text:p>
      <text:p text:style-name="P70"><text:span text:style-name="T109">bits </text:span>1<text:span text:style-name="T108">2</text:span>-15: <text:span text:style-name="T122">content</text:span> <text:span text:style-name="T92">format</text:span> – see below</text:p>
      <text:p text:style-name="P56">T<text:span text:style-name="T10">h</text:span>e <text:span text:style-name="T122">content</text:span> <text:span text:style-name="T93">format</text:span> field is used to indicate the format of bytes 16-NN</text:p>
      <text:p text:style-name="P99">0<text:change text:change-id="ct105553173682512"/><text:change-start text:change-id="ct105553173682752"/><text:span text:style-name="T153">0x0</text:span><text:change-end text:change-id="ct105553173682752"/> reserved, do not send; <text:span text:style-name="T109">ignore message upon receipt of 0b00</text:span></text:p>
      <text:p text:style-name="P31"><text:tab/><text:change text:change-id="ct105553173684432"/><text:change-start text:change-id="ct105553173684192"/><text:span text:style-name="T153">0x1</text:span><text:change-end text:change-id="ct105553173684192"/> (initial) standard <text:span text:style-name="T122">content</text:span> form, see below</text:p>
      <text:h text:style-name="Heading_20_4" text:outline-level="4"><text:bookmark-start text:name="__RefHeading___Toc2049_1914660125"/>Standard Content Form<text:bookmark-end text:name="__RefHeading___Toc2049_1914660125"/></text:h>
      <text:p text:style-name="P33">The standard <text:span text:style-name="T122">content</text:span> form consists of one or more blocks formatted as </text:p>
      <text:p text:style-name="P34">byte 0: length of content N, including type byte and data but not including the length byte<text:change-start text:change-id="ct105553173684672"/>. <text:span text:style-name="T153">The value of 0xFF is reserved for expansion to longer blocks and should not be used until that is defined.</text:span><text:change-end text:change-id="ct105553173684672"/></text:p>
      <text:p text:style-name="P59"><text:soft-page-break/>Numerology: <text:s/><text:span text:style-name="T135"><text:s/></text:span><text:span text:style-name="T146">Although the length of the data field is not limited by Standards, messages with over 256 bytes of content in a single item are expected to be rare. <text:s/>Should that be required at some point, that data can be placed in multiple blocks defined with a first, middle, end type.</text:span></text:p>
      <text:p text:style-name="P34">byte 1: type of content – see below</text:p>
      <text:p text:style-name="P34">byte 2-N: <text:span text:style-name="T110">content defined by type byte</text:span></text:p>
      <text:p text:style-name="P35">There can be more than one block, in which case <text:span text:style-name="T122">the blocks</text:span> are concatenated with no intervening <text:span text:style-name="T121">bytes</text:span>. <text:span text:style-name="T129">Blocks of length 0 (</text:span><text:span text:style-name="T42">i.e.</text:span><text:span text:style-name="T129"> </text:span><text:span text:style-name="T42">a single zero byte) can optionally appear at the end of the message.</text:span></text:p>
      <text:h text:style-name="Heading_20_4" text:outline-level="4"><text:bookmark-start text:name="__RefHeading___Toc2051_1914660125"/>Standard Content Block Types<text:bookmark-end text:name="__RefHeading___Toc2051_1914660125"/></text:h>
      <text:p text:style-name="P35">The type-byte values are allocated by this document. <text:s/>It<text:span text:style-name="T10">’s expected that new types will be routinely added. <text:s/>The current set of type</text:span><text:span text:style-name="T33">s</text:span><text:span text:style-name="T10"> are:</text:span></text:p>
      <text:p text:style-name="P33"><text:span text:style-name="T151">0:</text:span><text:span text:style-name="T110"> </text:span><text:span text:style-name="T152">R</text:span><text:span text:style-name="T110">eserved, </text:span><text:span text:style-name="T121">do not send</text:span><text:span text:style-name="T110">, ignore the associated block on receipt</text:span></text:p>
      <text:p text:style-name="P38">This is meant as a convenient flag for software while creating and parsing messages.</text:p>
      <text:p text:style-name="P90"><text:span text:style-name="T151">1:</text:span> <text:span text:style-name="T152">H</text:span>uman-readable format. <text:span text:style-name="T152">N</text:span>ot intended for machine parsing, <text:span text:style-name="T111">this is meant to carry messages for human display.</text:span></text:p>
      <text:p text:style-name="P91"><text:span text:style-name="T138">An example would be </text:span><text:span text:style-name="T26">“Train 123 arriving at station ABC”.</text:span></text:p>
      <text:p text:style-name="P72"><text:span text:style-name="T56">2:</text:span><text:span text:style-name="T22"> </text:span><text:span text:style-name="T57">R</text:span><text:span text:style-name="T26">aw content of a read RFID tag</text:span></text:p>
      <text:p text:style-name="P54">In the <text:s/>future, it may be desirable to define types for specific types of tag, e.g. ISO14443, ISO15693, etc. That’s left for a future version once more usage experience is available.</text:p>
      <text:p text:style-name="P73"><text:span text:style-name="T56">3:</text:span><text:span text:style-name="T22"> </text:span><text:span text:style-name="T57">R</text:span><text:span text:style-name="T26">aw content of a</text:span><text:span text:style-name="T28"> </text:span><text:span text:style-name="T21">QR </text:span><text:span text:style-name="T26">or bar </text:span><text:span text:style-name="T21">code </text:span><text:span text:style-name="T57">read</text:span></text:p>
      <text:p text:style-name="P88"><text:span text:style-name="T56">4:</text:span><text:span text:style-name="T10"> </text:span><text:span text:style-name="T57">R</text:span><text:span text:style-name="T10">aw content of a RailC</text:span><text:span text:style-name="T41">om</text:span><text:span text:style-name="T10"> read</text:span></text:p>
      <text:p text:style-name="P52"><text:tab/>Is there a document we can refer to about the format and content of this?</text:p>
      <text:p text:style-name="P53">The scanner is expected to parse the contents of the read data and fill in as many of the flag fields as possible.</text:p>
      <text:p text:style-name="P89"><text:span text:style-name="T56">5:</text:span><text:span text:style-name="T10"> </text:span><text:span text:style-name="T57">R</text:span><text:span text:style-name="T10">aw content of a Digitrax Transponding read</text:span></text:p>
      <text:p text:style-name="P52"><text:tab/>Is there a document we can refer to about the format and content of this?</text:p>
      <text:p text:style-name="P53">The scanner is expected to parse the contents of the read data and fill in as many of the flag fields as possible.</text:p>
      <text:p text:style-name="P39"><text:span text:style-name="T56">6:</text:span><text:span text:style-name="T10"> </text:span><text:span text:style-name="T57">P</text:span><text:span text:style-name="T10">osition information: Three </text:span><text:span text:style-name="T32">16</text:span><text:span text:style-name="T10">-bit IEEE floating point numbers representing </text:span><text:span text:style-name="T33">the </text:span><text:span text:style-name="T10">X, Y and Z position of the detected object on the layout. </text:span><text:span text:style-name="T30">The units are meters. <text:s/></text:span></text:p>
      <text:p text:style-name="P40"><text:span text:style-name="T30">The origin and direction of axes is specified </text:span><text:span text:style-name="T33">when</text:span><text:span text:style-name="T30"> the scanner is configured by the user, but conventionally X is </text:span><text:span text:style-name="T33">-</text:span><text:span text:style-name="T30">left/</text:span><text:span text:style-name="T33">+</text:span><text:span text:style-name="T30">right, Y is -</text:span><text:span text:style-name="T33">front/+back</text:span><text:span text:style-name="T30"> and Z is -</text:span><text:span text:style-name="T33">down</text:span><text:span text:style-name="T30">/</text:span><text:span text:style-name="T33">+up</text:span><text:span text:style-name="T30"> from some </text:span><text:soft-page-break/><text:span text:style-name="T30">location on the layout. </text:span><text:span text:style-name="T33">This corresponds to putting the origin at the left-front of the layout on the lowest level.</text:span></text:p>
      <text:p text:style-name="P38"><text:span text:style-name="T32">Note that </text:span><text:span text:style-name="T30">8-bit IEEE </text:span><text:span text:style-name="T32">does not have a</text:span><text:span text:style-name="T30"> suitable resolution at a suitable maxi</text:span><text:span text:style-name="T31">m</text:span><text:span text:style-name="T30">um range. </text:span><text:span text:style-name="T32">16-bit IEEE provides</text:span><text:span text:style-name="T30"> </text:span><text:span text:style-name="T32">roughly 1</text:span><text:span text:style-name="T41">6</text:span><text:span text:style-name="T32">m</text:span><text:span text:style-name="T30">m </text:span><text:span text:style-name="T32">steps </text:span><text:span text:style-name="T30">at </text:span><text:span text:style-name="T32">+/-25</text:span><text:span text:style-name="T30">m</text:span></text:p>
      <text:p text:style-name="P95"><text:span text:style-name="T56">7:</text:span><text:span text:style-name="T10"> Analog information: </text:span><text:span text:style-name="T57">F</text:span><text:span text:style-name="T10">or reporting analog information (voltage, current, temperature, water level, …) as an IEEE-16 value in SI units, </text:span><text:span text:style-name="T50">followed by a byte for unit</text:span><text:span text:style-name="T55">s</text:span><text:span text:style-name="T50">, followed by an optional human-readable string. The defined units are</text:span></text:p>
      <text:p text:style-name="P49">0: Unknown, no unit specified.</text:p>
      <text:p text:style-name="P48"><text:tab/>1: Volts</text:p>
      <text:p text:style-name="P49">2: Amperes</text:p>
      <text:p text:style-name="P50">3: Watts</text:p>
      <text:p text:style-name="P50">4: Ohms</text:p>
      <text:p text:style-name="P96"><text:span text:style-name="T51">5</text:span><text:span text:style-name="T10">: Degrees C</text:span></text:p>
      <text:p text:style-name="P96"><text:span text:style-name="T51">6</text:span><text:span text:style-name="T10">: Seconds</text:span></text:p>
      <text:p text:style-name="P96"><text:span text:style-name="T51">7</text:span><text:span text:style-name="T10">: Meters</text:span></text:p>
      <text:p text:style-name="P98"><text:span text:style-name="T10">8: Meters</text:span><text:span text:style-name="T68">2</text:span></text:p>
      <text:p text:style-name="P98"><text:span text:style-name="T10">9: Meters</text:span><text:span text:style-name="T68">3</text:span></text:p>
      <text:p text:style-name="P97"><text:span text:style-name="T55">10</text:span><text:span text:style-name="T10">: Meters/second</text:span></text:p>
      <text:p text:style-name="P97"><text:span text:style-name="T55">11</text:span><text:span text:style-name="T10">: Meters/second/second</text:span></text:p>
      <text:p text:style-name="P51">12: Kilograms</text:p>
      <text:p text:style-name="P51">13: Newtons</text:p>
      <text:p text:style-name="P49">All others: Reserved, do not send, treat as unknown on receipt</text:p>
      <text:p text:style-name="P62"><text:span text:style-name="T64">There needs to be </text:span><text:span text:style-name="T61">something in the block so that </text:span><text:span text:style-name="T64">there can be</text:span><text:span text:style-name="T61"> multiple </text:span><text:span text:style-name="T64">independent </text:span><text:span text:style-name="T61">analog </text:span><text:span text:style-name="T63">information readings</text:span><text:span text:style-name="T61"> in the block. </text:span><text:span text:style-name="T62">Note that there can be multiple readings of a single type in the same message e.g. “Ambient temperature” and “Motor temperature”. </text:span></text:p>
      <text:p text:style-name="P100"><text:span text:style-name="T56">All others </text:span><text:span text:style-name="T52">reserved, do not send; ignore the block on receipt.</text:span></text:p>
      <text:p text:style-name="P81">Definitions for JSON and XML formats were considered. They were not included because <text:span text:style-name="T148">that</text:span> would define yet another level of syntax that would require standardization, and it was felt that the standard format could be defined to carry the same data as needed.</text:p>
      <text:h text:style-name="P106" text:outline-level="3"><text:bookmark-start text:name="__RefHeading___Toc2053_1914660125"/>Consumed and Produced Event ID<text:bookmark-end text:name="__RefHeading___Toc2053_1914660125"/></text:h>
      <text:p text:style-name="P28"><text:span text:style-name="T87">Every node that produces information via this protocol </text:span><text:span text:style-name="T149">must also</text:span><text:span text:style-name="T87"> </text:span><text:span text:style-name="T100">consume</text:span><text:span text:style-name="T87"> a specific well-known Event ID consisting of the well-known </text:span><text:span text:style-name="T146">0x0102 </text:span><text:span text:style-name="T87">prefix assigned <text:s/>followed by six 0x00 bytes.</text:span><text:change-start text:change-id="ct105553173718640"/><text:span text:style-name="T87"> </text:span><text:span text:style-name="T153">When asked to </text:span><text:soft-page-break/><text:span text:style-name="T153">Identify Producers for this event, the reply should include the Valid modifier because the consuming </text:span><text:change-end text:change-id="ct105553173718640"/><text:change-start text:change-id="ct105553173718400"/><text:span text:style-name="T153">nodes are always prepared to respond to this event.</text:span><text:change-end text:change-id="ct105553173718400"/></text:p>
      <text:p text:style-name="P29"><text:tab/><text:span text:style-name="T112">The six 0x00 bytes is an invalid Unique ID, so no </text:span><text:span text:style-name="T149">scanner</text:span><text:span text:style-name="T112"> will allocate this as it</text:span><text:span text:style-name="T27">s own.</text:span></text:p>
      <text:p text:style-name="P37"><text:span text:style-name="T27">N</text:span><text:span text:style-name="T10">odes that will inquire </text:span><text:span text:style-name="T55">for the </text:span><text:span text:style-name="T10">current values of reports produce a specific well-known Event ID </text:span><text:span text:style-name="T29">consisting of the </text:span><text:span text:style-name="T55">0x0102</text:span><text:span text:style-name="T29"> prefix followed by six 0x00 bytes.</text:span><text:change-start text:change-id="ct105553173718880"/><text:span text:style-name="T29"> </text:span><text:span text:style-name="T58">When asked to Identify Producers for this event, the reply should include the Unknown modifier because there’s no state associated with this inside the producer.</text:span><text:change-end text:change-id="ct105553173718880"/></text:p>
      <text:h text:style-name="Heading_20_2" text:outline-level="2"><text:bookmark-start text:name="__RefHeading___Toc368_3301739189"/>States<text:bookmark-end text:name="__RefHeading___Toc368_3301739189"/></text:h>
      <text:p text:style-name="P21">This protocol has no states.</text:p>
      <text:p text:style-name="P22"><text:span text:style-name="T121">Remembering that a report for entry to a detected area has been sent, so that an exit message can later be sent, is not considered a public state of </text:span><text:span text:style-name="T28">the</text:span><text:span text:style-name="T121"> protocol.</text:span></text:p>
      <text:h text:style-name="Heading_20_2" text:outline-level="2"><text:bookmark-start text:name="__RefHeading___Toc370_3301739189"/>Interactions<text:bookmark-end text:name="__RefHeading___Toc370_3301739189"/></text:h>
      <text:p text:style-name="P23">Note that the Unique ID that specified the <text:span text:style-name="T149">scanner</text:span> doing the reading (bytes 2-7) does not need to be the Node ID of the scanning node. <text:s/>It just needs to be uniquely assigned by the node creator from some assigned space to indicate the device doing the read.</text:p>
      <text:p text:style-name="P41">For example, consider a board that supports four RFID readers that operate independently. <text:s/>Each of those readers will have a distinct Unique ID that is used when its detections are reported. In addition, the board will have a <text:change-start text:change-id="ct105553173719120"/><text:span text:style-name="T154">single </text:span><text:change-end text:change-id="ct105553173719120"/>Unique ID that it uses as its node ID. <text:s/>This may, but does not have to be, the same as the Unique ID of one of the readers.<text:change-start text:change-id="ct105553173719360"/></text:p>
      <text:p text:style-name="P104">When requested to Identify Producers for one of the Report Messages defined above, the Producer Identified <text:span text:style-name="T10">response</text:span> should <text:change-end text:change-id="ct105553173719360"/><text:change-start text:change-id="ct105553173719840"/><text:s/>carry as modifiers:</text:p>
      <text:list text:style-name="L5">
        <text:list-item>
          <text:p text:style-name="P131">Valid – the last Report Message<text:span text:style-name="T10">’s contents are still valid, and would be produced now</text:span></text:p>
        </text:list-item>
        <text:list-item>
          <text:p text:style-name="P131">Invalid – the last Report Message<text:span text:style-name="T10">’s contents are no long valid, and would not be produced now</text:span></text:p>
        </text:list-item>
        <text:list-item>
          <text:p text:style-name="P132">Unknown – if neither of the above apply<text:change-end text:change-id="ct105553173719840"/><text:change-start text:change-id="ct105553173719600"/></text:p>
        </text:list-item>
      </text:list>
      <text:p text:style-name="P133">These values are chosen to be consistent with the general definitions in the Event Transport protocol definition.<text:change-end text:change-id="ct105553173719600"/></text:p>
      <text:h text:style-name="Heading_20_3" text:outline-level="3"><text:bookmark-start text:name="__RefHeading___Toc2055_1914660125"/>Reporting new information<text:bookmark-end text:name="__RefHeading___Toc2055_1914660125"/></text:h>
      <text:p text:style-name="P26">When a scanner gathers new information, it may emit a <text:span text:style-name="T99">PCER </text:span>message with the above format. <text:s/><text:span text:style-name="T99">PCER messages are global, so all interested nodes will receive this message. The interested nodes can then process them as desired.</text:span></text:p>
      <text:p text:style-name="P27"><text:span text:style-name="T112">Note this says </text:span><text:span text:style-name="T27">“may emit”. <text:s/>That choice of whether or not to report every time new information is received is up to the device manufacturer. </text:span></text:p>
      <text:p text:style-name="P27"><text:span text:style-name="T29">Note that a single node implementing multiple readers will send </text:span><text:span text:style-name="T28">PCER </text:span><text:span text:style-name="T29">event-with-payload messages from those separate readers </text:span><text:span text:style-name="T28">but </text:span><text:span text:style-name="T29">must not interleave the messages making up the payload of those separate PCER messages. <text:s/>The event with payload </text:span><text:soft-page-break/><text:span text:style-name="T29">protocol requires that the sending </text:span><text:span text:style-name="T60">node</text:span><text:span text:style-name="T29"> only sends one </text:span><text:span text:style-name="T28">PCER event-with-payload </text:span><text:span text:style-name="T29">sequence at a time. </text:span><text:span text:style-name="T27"><text:s/></text:span></text:p>
      <text:p text:style-name="P63"><text:span text:style-name="T27">E</text:span><text:span text:style-name="T10">xample: An RFID reader reads the fixed information from a tag. <text:s/>This does not directly contain a Unique ID for the </text:span><text:span text:style-name="T53">scanned</text:span><text:span text:style-name="T10"> item. <text:s/>The reader produces a report with a zero value for bytes 10-15, the identity of the scanned item, and a block of RFID information. <text:s/>A second node with a RFID → Node ID mapping database consumes that message, looks up the appropriate Unique ID </text:span><text:span text:style-name="T53">of the scanned item</text:span><text:span text:style-name="T10">, and produces a report message that contains it and the original RFID information block. </text:span></text:p>
      <text:p text:style-name="P36"><text:span text:style-name="T27">E</text:span><text:span text:style-name="T10">xample: A scanner produces a message that carries </text:span><text:span text:style-name="T34">only the minimal</text:span><text:span text:style-name="T10"> information. <text:s/>A second node with </text:span><text:span text:style-name="T43">other sources of data</text:span><text:span text:style-name="T10"> consumes that message. </text:span><text:span text:style-name="T35">Using the Unique IDs for the scanner and the scanned item, </text:span><text:span text:style-name="T43">this second node</text:span><text:span text:style-name="T35"> </text:span><text:span text:style-name="T10">creates suitable human-readable content </text:span><text:span text:style-name="T35">such as “Train 123 arriving on track 4 five minutes late”.</text:span><text:span text:style-name="T10"> It then adds that content as </text:span><text:span text:style-name="T36">a new</text:span><text:span text:style-name="T10"> block and produces a new message with otherwise the same content. <text:s/>Meanwhile, a </text:span><text:span text:style-name="T43">third </text:span><text:span text:style-name="T10">node driving a station display consumes the first message, sees it’s from </text:span><text:span text:style-name="T37">its associated</text:span><text:span text:style-name="T10"> scanner but there’s no human readable content and discards it. <text:s/>It then consumes the second message, sees it’s from </text:span><text:span text:style-name="T37">its appropriate</text:span><text:span text:style-name="T10"> scanner and contains a human-readable block, extracts the human readable content, and displays it. </text:span></text:p>
      <text:p text:style-name="P44">Example: A control node is tasked with controlling the speed of each train that approaches a signal. A scanner is configured to report the arrival and departure of each train on the track approaching the signal, including Unique ID and directional information. <text:s/>The control node recognizes reports from that scanner, extracts the train’s unique ID, and determines whether the train is approaching the signal or receding from it. <text:s/>The control node then has enough information to control the train via the traction protocol.</text:p>
      <text:p text:style-name="P44">Example: A node facilitating cab signaling will consume all messages from this protocol. It consumes all report<text:span text:style-name="T139">s</text:span> reporting arrival of all trains on the track approaching each signal. For each report, it determines if the train is approaching the signal, (somehow) determines the current aspect of the relevant signal, and then transmits that aspect to the relevant train throttle(s) using some protocol not defined here. <text:s/></text:p>
      <text:p text:style-name="P45">This could also be done on the throttle by checking for its own scanned ID in reports, but that requires substantial context information that seems better centralized. </text:p>
      <text:p text:style-name="P45">Or there could be a mechanism for directly inquiring about the current aspect of the signal associated with a particular reader’s Unique ID, which would allow a distributed mechanism.</text:p>
      <text:p text:style-name="P64"><text:span text:style-name="T10">Example: A video system is directly tracking trains. <text:s/>For each train, it periodically produces a report that contains the X, Y, Z position of the train. <text:s/>Each of these comes from the same scanner ID, the Unique ID associated with the video system. <text:s/>For this to work with a signal system from another vendor, a node is provided that can compute occupancy in virtual blocks: When the train is inside a specific volume, that’s considered to be occupancy in a specific </text:span><text:span text:style-name="T39">virtual </text:span><text:span text:style-name="T10">block associated with a specific virtual scanner’</text:span><text:span text:style-name="T39">s Unique ID</text:span><text:span text:style-name="T10">. <text:s/>Upon finding a train in one of these, this node will produce a </text:span><text:soft-page-break/><text:span text:style-name="T10">report that includes the Unique ID of the specific vir</text:span><text:span text:style-name="T38">tual scanner. This in turn will be consumed </text:span><text:span text:style-name="T39">in the usual way </text:span><text:span text:style-name="T38">by the signal system node(s) that are looking for occupancy on that associated section of track.</text:span></text:p>
      <text:h text:style-name="Heading_20_3" text:outline-level="3"><text:bookmark-start text:name="__RefHeading___Toc1254_1180730750"/>Identification of scanners<text:bookmark-end text:name="__RefHeading___Toc1254_1180730750"/></text:h>
      <text:p text:style-name="P17"><text:span text:style-name="T87"><text:s/>Sending </text:span><text:span text:style-name="T112">the defined 0x01 02 00 00 00 00 00 00</text:span><text:span text:style-name="T87"> Event ID in an Identify </text:span><text:span text:style-name="T114">Consumer</text:span><text:span text:style-name="T87"> message will result in </text:span><text:span text:style-name="T114">Consumer</text:span><text:span text:style-name="T87"> Identified messages that indicate which nodes can take part in this protocol</text:span><text:span text:style-name="T123">.</text:span></text:p>
      <text:p text:style-name="P19">This removes the need to include <text:span text:style-name="T124">this protocol</text:span> in the Protocol Identification Protocol bits, <text:span text:style-name="T131">although that can also be considered for ease of access.</text:span></text:p>
      <text:p text:style-name="P84">Note that this refers to <text:span text:style-name="T88">nodes</text:span>. The individual scanners are not nodes. <text:span text:style-name="T150">They</text:span><text:span text:style-name="T54">’re not expected to each implement the full OpenLCB protocol stack. <text:s/>Instead, this protocol has a single node providing that service for multiple scanners.</text:span></text:p>
      <text:p text:style-name="P20">Once the nodes that use this protocol have been identified, an Identify Events directed to each of them will return Producer <text:span text:style-name="T112">I</text:span>dentified messages indicating the Unique IDs of all the scanners.<text:span text:style-name="T150"> </text:span></text:p>
      <text:h text:style-name="P107" text:outline-level="3"><text:bookmark-start text:name="__RefHeading___Toc1256_1180730750"/>Identification of scann<text:span text:style-name="T127">able</text:span> objects<text:bookmark-end text:name="__RefHeading___Toc1256_1180730750"/></text:h>
      <text:p text:style-name="P16">T<text:span text:style-name="T10">h</text:span>ere is currently no way to <text:span text:style-name="T94">efficiently </text:span>request the unique IDs of <text:span text:style-name="T88">all</text:span> scann<text:span text:style-name="T103">able</text:span> objects. <text:span text:style-name="T113">Some of them might not be currently visible to the system. </text:span><text:span text:style-name="T102">You can retrieve all </text:span><text:span text:style-name="T89">presently-visible</text:span><text:span text:style-name="T102"> objects by retrieving the most recent scan reports, see section below.</text:span></text:p>
      <text:h text:style-name="P107" text:outline-level="3"><text:bookmark-start text:name="__RefHeading___Toc1258_1180730750"/>Retrieving most recent scan reports<text:bookmark-end text:name="__RefHeading___Toc1258_1180730750"/></text:h>
      <text:p text:style-name="P16">When a new node joins the network, it may want to catch up on previous scan reports. <text:span text:style-name="T23">I</text:span><text:span text:style-name="T101">n that case, </text:span><text:span text:style-name="T113">the</text:span><text:span text:style-name="T101"> </text:span><text:span text:style-name="T121">new node </text:span><text:span text:style-name="T101">can produce (in a PCER message) the </text:span><text:span text:style-name="T115">0x01 02</text:span><text:span text:style-name="T101"> 00 </text:span><text:span text:style-name="T115">00 00 00 00 00</text:span><text:span text:style-name="T101"> </text:span><text:span text:style-name="T116">Event ID</text:span><text:span text:style-name="T101">. <text:s/>This is consumed by all nodes that implement this protocol. <text:s/>When consumed, </text:span><text:span text:style-name="T28">each of those</text:span><text:span text:style-name="T101"> node</text:span><text:span text:style-name="T121">s</text:span><text:span text:style-name="T101"> will re-emit the most recent report from each of its scanner implementati</text:span><text:span text:style-name="T113">ons.</text:span></text:p>
      <text:p text:style-name="P61">How to handle multiple overlapping reports from the same scanner? <text:s/>Just send them all? In what order? <text:span text:style-name="T103">Option for the implementor?</text:span></text:p>
      <text:p text:style-name="P85">This might be a large load on the network. PCER messages are high priority, and this request will result on one or more messages from (most? a<text:span text:style-name="T10">ll?) scanners.</text:span></text:p>
      <text:p text:style-name="P55">There is no standard interaction defined to get a report from just one scanned device, i.e. there is no standard interaction defined that does “Any scanner that currently sees device A.B.C.D.E.F, please resend your last report”.</text:p>
      <text:h text:style-name="Heading_20_3" text:outline-level="3"><text:bookmark-start text:name="__RefHeading___Toc2057_1914660125"/>Identifying <text:span text:style-name="T113">users</text:span> of scanned information<text:bookmark-end text:name="__RefHeading___Toc2057_1914660125"/></text:h>
      <text:p text:style-name="P101">A node can identify <text:s/>nodes that use scanned information <text:span text:style-name="T115">by emitting an Identify Producer message for the 0x01 02 00 00 00 00 00 00 Event Id. </text:span><text:s/></text:p>
      <text:p text:style-name="P38">The <text:span text:style-name="T149">Standard</text:span> doesn<text:span text:style-name="T10">’t actually require that a using node be able to produce that event if it’s not going to inquire about the current reports. <text:s/>So </text:span><text:span text:style-name="T48">this is not </text:span><text:span text:style-name="T10">“identify </text:span><text:span text:style-name="T59">all</text:span><text:span text:style-name="T10"> nodes that use scanned information”.</text:span></text:p>
      <text:h text:style-name="Heading_20_3" text:outline-level="3"><text:bookmark-start text:name="__RefHeading___Toc1260_1180730750"/>Traffic limit<text:span text:style-name="T104">ing</text:span><text:bookmark-end text:name="__RefHeading___Toc1260_1180730750"/></text:h>
      <text:p text:style-name="P18">Producing nodes may not produce the same event with payload content <text:span text:style-name="T136">more than </text:span><text:span text:style-name="T145">twice</text:span><text:span text:style-name="T136"> per second.</text:span></text:p>
      <text:p text:style-name="P86"><text:soft-page-break/>T<text:span text:style-name="T10">h</text:span>e goal of this section is to reduce the bandwidth consumed by repeating detection messages.</text:p>
      <text:p text:style-name="P86">Another approach would <text:span text:style-name="T149">have been </text:span>to prohibit sending the same content twice in a row. Ho<text:span text:style-name="T137">w</text:span>ever, there may be situations where that<text:span text:style-name="T10">’s a valid thing to do.</text:span></text:p>
      <text:h text:style-name="Heading_20_1" text:outline-level="1"><text:bookmark-start text:name="__RefHeading___Toc372_3301739189"/>Background Information<text:bookmark-end text:name="__RefHeading___Toc372_3301739189"/></text:h>
      <text:p text:style-name="P8"><text:span text:style-name="T73">R</text:span>FID readers <text:span text:style-name="T10">and</text:span> tags come in multiple forms. With 13.56MHz RFID, be it ISO14443 (as used in the RC522 readers), or ISO15693 as used in StaRFIshrail, the following points apply:</text:p>
      <text:list text:style-name="L6">
        <text:list-item>
          <text:p text:style-name="P134">Up to 8 bytes can be read "on the fly", i.e. as the tag on a train passes over a reader at speed. <text:s/>Depending on how the reader is set up, these 8 bytes can either be the UID of the tag, programmed in at time of manufacture, or 8 bytes of EPROM, which can be programmed into the tag by the user. <text:s/>The usage of these 8 bytes would be determined by the user, but could, say, be 2 bytes for Stock ID, 2 bytes for DCC address, and 4 bytes for other purposes.</text:p>
        </text:list-item>
        <text:list-item>
          <text:p text:style-name="P135">In addition, there at least another 96 bytes of user programmable EPROM, but these need to be read when the tag is essentially static over a reader, due to the time taken to read all the bytes.</text:p>
        </text:list-item>
      </text:list>
      <text:p text:style-name="P12"><text:span text:style-name="T75">The tags used by the MERG CAN RFID readers provide five bytes of programmable payload. Multiple conventions have been proposed for </text:span><text:span text:style-name="T74">the contents of those bytes.</text:span></text:p>
      <text:p text:style-name="P14">QR codes come in multiple forms. <text:s/>Depending on version, size and error correction level, they can contain thousands of characters, <text:span text:style-name="T140">many more than can reasonably be carried across OpenLCB CAN links.</text:span></text:p>
      <text:p text:style-name="P11">Some <text:span text:style-name="T112">scanners</text:span> can report the direction of <text:span text:style-name="T10">the</text:span> detected train. For some, this is whether the train is moving in forward or reverse. <text:s/>For others, it<text:span text:style-name="T10">’s whether the train is moving in one direction on the track vs the other (North vs South, East vs West), </text:span><text:span text:style-name="T53">e.g. </text:span><text:span text:style-name="T14">ProTrak Grapevine systems can report moving North/East, not moving, and moving South/West.</text:span></text:p>
      <text:p text:style-name="P13"><text:span text:style-name="T14">R</text:span><text:span text:style-name="T10">PS detector</text:span><text:span text:style-name="T20">s</text:span><text:span text:style-name="T10"> report</text:span><text:span text:style-name="T20">ed</text:span><text:span text:style-name="T10"> </text:span><text:span text:style-name="T15">absolute </text:span><text:span text:style-name="T10">X, Y and Z coordinates of the detected rolling stock. <text:s/></text:span><text:span text:style-name="T15">The report </text:span><text:span text:style-name="T20">was</text:span><text:span text:style-name="T15"> emitted at specified intervals. <text:s/></text:span><text:span text:style-name="T10">Although these are no longer being produced, something similar may emerge in the future </text:span><text:span text:style-name="T15">with developments in e.g. video monitoring of a layout.</text:span></text:p>
      <text:p text:style-name="P102"><text:span text:style-name="T15">T</text:span><text:span text:style-name="T40">raditional block detectors and point detectors are an interesting special case. They’re simple, low-cost and common on layouts. They can’t sense any address information from the detected rolling stock. </text:span><text:span text:style-name="T53">Although t</text:span><text:span text:style-name="T44">heir needs are already met by the Event Transfer protocol itself, they can also use this </text:span><text:span text:style-name="T40"><text:s/>protocol to convey their information too. </text:span></text:p>
      <text:p text:style-name="P10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5"><text:s/>1 <text:s/>Introduction<text:tab/>1</text:p>
          <text:p text:style-name="P76"><text:s/>1.1 <text:s/>Served Use Cases<text:tab/>1</text:p>
          <text:p text:style-name="P76"><text:s/>1.2 <text:s/>Unserved Use Cases<text:tab/>2</text:p>
          <text:p text:style-name="P76"><text:s/>1.3 <text:s/>Requirements<text:tab/>2</text:p>
          <text:p text:style-name="P76"><text:s/>1.4 <text:s/>Not Requirements; Unmet Requirements<text:tab/>3</text:p>
          <text:p text:style-name="P75"><text:s/>2 <text:s/>Specified Sections<text:tab/>4</text:p>
          <text:p text:style-name="P76"><text:s/>2.1 <text:s/>Introduction<text:tab/>4</text:p>
          <text:p text:style-name="P76"><text:s/>2.2 <text:s/>Intended Use<text:tab/>4</text:p>
          <text:p text:style-name="P76"><text:s/>2.3 <text:s/>Reference and Context<text:tab/>4</text:p>
          <text:p text:style-name="P76"><text:s/>2.4 <text:s/>Message Formats<text:tab/>4</text:p>
          <text:p text:style-name="P77"><text:s/>2.4.1 <text:s/>Report Message<text:tab/>4</text:p>
          <text:p text:style-name="P78"><text:s/>2.4.1.1 <text:s/>Flag bits<text:tab/>5</text:p>
          <text:p text:style-name="P78"><text:s/>2.4.1.2 <text:s/>Standard Content Form<text:tab/>6</text:p>
          <text:p text:style-name="P78"><text:s/>2.4.1.3 <text:s/>Standard Content Block Types<text:tab/>7</text:p>
          <text:p text:style-name="P77"><text:s/>2.4.2 <text:s/>Consumed and Produced Event ID<text:tab/>8</text:p>
          <text:p text:style-name="P76"><text:s/>2.5 <text:s/>States<text:tab/>9</text:p>
          <text:p text:style-name="P76"><text:s/>2.6 <text:s/>Interactions<text:tab/>9</text:p>
          <text:p text:style-name="P77"><text:s/>2.6.1 <text:s/>Reporting new information<text:tab/>9</text:p>
          <text:p text:style-name="P77"><text:s/>2.6.2 <text:s/>Identification of scanners<text:tab/>10</text:p>
          <text:p text:style-name="P77"><text:s/>2.6.3 <text:s/>Identification of scannable objects<text:tab/>11</text:p>
          <text:p text:style-name="P77"><text:s/>2.6.4 <text:s/>Retrieving most recent scan reports<text:tab/>11</text:p>
          <text:p text:style-name="P77"><text:s/>2.6.5 <text:s/>Identifying users of scanned information<text:tab/>11</text:p>
          <text:p text:style-name="P77"><text:s/>2.6.6 <text:s/>Traffic limiting<text:tab/>11</text:p>
          <text:p text:style-name="P75"><text:s/>3 <text:s/>Background Information<text:tab/>11</text:p>
        </text:index-body>
      </text:table-of-content>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1">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cf330"/>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1d0f5b" style:font-size-asian="14pt" style:font-weight-asian="bold" style:font-size-complex="14pt" style:font-weight-complex="bold"/>
    </style:style>
    <style:style style:name="MP9"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1bc89c"/>
    </style:style>
    <style:style style:name="MT1" style:family="text">
      <style:text-properties style:font-name="Times New Roman" fo:font-size="1pt" style:font-name-asian="Times New Roman" style:font-name-complex="Times New Roman"/>
    </style:style>
    <style:style style:name="MT2" style:family="text">
      <style:text-properties officeooo:rsid="00333650"/>
    </style:style>
    <style:style style:name="MT3" style:family="text">
      <style:text-properties officeooo:rsid="001db2c4"/>
    </style:style>
    <style:style style:name="MT4" style:family="text">
      <style:text-properties fo:font-size="8pt" officeooo:rsid="0016888d" style:font-size-asian="8pt" style:font-size-complex="8pt"/>
    </style:style>
    <style:style style:name="MT5" style:family="text">
      <style:text-properties fo:font-size="8pt" officeooo:rsid="003a3d16" style:font-size-asian="8pt" style:font-size-complex="8pt"/>
    </style:style>
    <style:style style:name="MT6" style:family="text">
      <style:text-properties fo:font-size="8pt" officeooo:rsid="002091d6" style:font-size-asian="8pt" style:font-size-complex="8pt"/>
    </style:style>
    <style:style style:name="MT7" style:family="text">
      <style:text-properties fo:font-size="8pt" style:font-size-asian="8pt" style:font-size-complex="8pt"/>
    </style:style>
    <style:style style:name="MT8" style:family="text">
      <style:text-properties fo:font-size="8pt" officeooo:rsid="001db2c4"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draw:custom-shape text:anchor-type="char" draw:z-index="12"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L</text:span><text:span text:style-name="MT3">ocation Service</text:span> Working Note</text:p>
      </style:header>
      <style:footer>
        <text:p text:style-name="MP4"><text:span text:style-name="Page_20_Number"><text:span text:style-name="MT4">Copyright 2011-</text:span></text:span><text:span text:style-name="Page_20_Number"><text:span text:style-name="MT5">2023</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6"><text:tab/>Page </text:span></text:span><text:span text:style-name="Page_20_Number"><text:span text:style-name="MT6"><text:page-number text:select-page="current">13</text:page-number></text:span></text:span><text:span text:style-name="Page_20_Number"><text:span text:style-name="MT6"><text:s/>of </text:span></text:span><text:span text:style-name="Page_20_Number"><text:span text:style-name="MT6"><text:page-count style:num-format="1">13</text:page-count></text:span></text:span><text:span text:style-name="Page_20_Number"><text:span text:style-name="MT6"><text:s/>- </text:span></text:span><text:span text:style-name="Page_20_Number"><text:span text:style-name="MT7"><text:date style:data-style-name="N40" text:date-value="2023-11-19T14:39:24.483480574">Nov 19, 2023</text:date></text:span></text:span></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3"><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Location Service</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7"><text:date style:data-style-name="N40" text:date-value="2023-11-19T14:39:24.578350936">Nov 19, 2023</text:date></text:p>
            </table:table-cell>
            <table:table-cell table:style-name="Table1.C1" office:value-type="string">
              <text:p text:style-name="MP7">Preliminary</text:p>
            </table:table-cell>
          </table:table-row>
        </table:table>
        <text:p text:style-name="Header"/>
      </style:header>
      <style:footer>
        <text:p text:style-name="MP9"><text:span text:style-name="Page_20_Number"><text:span text:style-name="MT4">Copyright 2011-</text:span></text:span><text:span text:style-name="Page_20_Number"><text:span text:style-name="MT8">2023</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6"><text:tab/>Page </text:span></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13</text:page-count></text:span></text:span><text:span text:style-name="Page_20_Number"><text:span text:style-name="MT6"><text:s/>- </text:span></text:span><text:span text:style-name="Page_20_Number"><text:span text:style-name="MT7"><text:date style:data-style-name="N40" text:date-value="2023-11-19T14:39:24.579242980">Nov 19, 2023</text:date></text:span></text:span><text:span text:style-name="MT4"/></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231</meta:editing-cycles>
    <meta:editing-duration>P1DT46M50S</meta:editing-duration>
    <meta:generator>LibreOffice/7.4.6.2$MacOSX_X86_64 LibreOffice_project/5b1f5509c2decdade7fda905e3e1429a67acd63d</meta:generator>
    <dc:date>2023-11-19T14:39:24.118516321</dc:date>
    <dc:creator>Bob Jacobsen</dc:creator>
    <meta:printed-by>Bob Jacobsen</meta:printed-by>
    <meta:print-date>2023-10-28T14:53:46.289836914</meta:print-date>
    <meta:document-statistic meta:table-count="1" meta:image-count="1" meta:object-count="0" meta:page-count="13" meta:paragraph-count="237" meta:word-count="4889" meta:character-count="29111" meta:non-whitespace-character-count="24305"/>
    <meta:user-defined meta:name="Info 1"/>
    <meta:user-defined meta:name="Info 2"/>
    <meta:user-defined meta:name="Info 3"/>
    <meta:user-defined meta:name="Info 4"/>
  </office:meta>
</office:document-meta>
</file>